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umberland" svg:font-family="Cumberland" style:font-family-generic="modern" style:font-pitch="fixed"/>
    <style:font-face style:name="Courier New" svg:font-family="'Courier New'" style:font-family-generic="roma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P1" style:family="paragraph" style:parent-style-name="Ref">
      <style:paragraph-properties fo:margin-left="0in" fo:margin-right="0in" fo:text-indent="0in" style:auto-text-indent="false"/>
      <style:text-properties fo:language="en" fo:country="US"/>
    </style:style>
    <style:style style:name="P2" style:family="paragraph" style:parent-style-name="Standard">
      <style:paragraph-properties fo:margin-left="0in" fo:margin-right="0in" fo:text-indent="0in" style:auto-text-indent="false"/>
    </style:style>
    <style:style style:name="P3" style:family="paragraph" style:parent-style-name="Heading_20_3">
      <style:text-properties fo:color="#000099" style:font-name="Arial" fo:font-size="13pt" fo:language="en" fo:country="US" fo:font-weight="bold" style:letter-kerning="true" style:font-name-asian="Times New Roman" style:font-size-asian="13pt" style:font-weight-asian="bold" style:font-name-complex="Arial" style:font-size-complex="13pt" style:language-complex="ar" style:country-complex="SA" style:font-style-complex="italic" style:font-weight-complex="bold"/>
    </style:style>
    <style:style style:name="P4" style:family="paragraph" style:parent-style-name="Standard">
      <style:text-properties fo:language="en" fo:country="US"/>
    </style:style>
    <style:style style:name="P5" style:family="paragraph" style:parent-style-name="Standard">
      <style:text-properties style:font-name="Times New Roman" fo:font-size="10.5pt" style:font-size-asian="10.5pt" style:font-size-complex="10.5pt"/>
    </style:style>
    <style:style style:name="P6" style:family="paragraph" style:parent-style-name="Text_20_body">
      <style:text-properties fo:language="en" fo:country="US"/>
    </style:style>
    <style:style style:name="P7" style:family="paragraph" style:parent-style-name="Subtitle">
      <style:paragraph-properties fo:break-before="page"/>
    </style:style>
    <style:style style:name="P8" style:family="paragraph" style:parent-style-name="Text_20_body">
      <style:paragraph-properties fo:break-before="page"/>
    </style:style>
    <style:style style:name="P9" style:family="paragraph" style:parent-style-name="Legal_20_notice">
      <style:paragraph-properties fo:margin-top="0.0555in" fo:margin-bottom="0.0555in" fo:keep-with-next="auto">
        <style:tab-stops>
          <style:tab-stop style:position="5.9929in" style:type="right" style:leader-style="dotted" style:leader-text="."/>
        </style:tab-stops>
      </style:paragraph-properties>
      <style:text-properties fo:font-weight="normal"/>
    </style:style>
    <style:style style:name="P10" style:family="paragraph" style:parent-style-name="Bibliography_20_1">
      <style:paragraph-properties>
        <style:tab-stops>
          <style:tab-stop style:position="0in"/>
        </style:tab-stops>
      </style:paragraph-properties>
    </style:style>
    <style:style style:name="P11" style:family="paragraph" style:parent-style-name="Contents_20_1">
      <style:paragraph-properties>
        <style:tab-stops>
          <style:tab-stop style:position="6.0016in" style:type="right" style:leader-style="dotted" style:leader-text="."/>
        </style:tab-stops>
      </style:paragraph-properties>
    </style:style>
    <style:style style:name="P12" style:family="paragraph" style:parent-style-name="Contents_20_2">
      <style:paragraph-properties>
        <style:tab-stops>
          <style:tab-stop style:position="5.8339in" style:type="right" style:leader-style="dotted" style:leader-text="."/>
        </style:tab-stops>
      </style:paragraph-properties>
    </style:style>
    <style:style style:name="P13" style:family="paragraph" style:parent-style-name="Standard" style:list-style-name="L6"/>
    <style:style style:name="P14" style:family="paragraph" style:parent-style-name="Standard" style:list-style-name="L6"/>
    <style:style style:name="P15" style:family="paragraph" style:parent-style-name="Standard" style:list-style-name="L6"/>
    <style:style style:name="P16" style:family="paragraph" style:parent-style-name="Standard" style:list-style-name="L6"/>
    <style:style style:name="P17" style:family="paragraph" style:parent-style-name="Standard" style:list-style-name="L6"/>
    <style:style style:name="P18" style:family="paragraph" style:parent-style-name="Standard" style:list-style-name="L6"/>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1"/>
    <style:style style:name="P27" style:family="paragraph" style:parent-style-name="Text_20_body" style:list-style-name="L1"/>
    <style:style style:name="P28" style:family="paragraph" style:parent-style-name="Text_20_body" style:list-style-name="L1"/>
    <style:style style:name="P29" style:family="paragraph" style:parent-style-name="Text_20_body" style:list-style-name="L1"/>
    <style:style style:name="P30" style:family="paragraph" style:parent-style-name="Text_20_body" style:list-style-name="L1"/>
    <style:style style:name="P31" style:family="paragraph" style:parent-style-name="Text_20_body" style:list-style-name="L1"/>
    <style:style style:name="P32" style:family="paragraph" style:parent-style-name="Text_20_body" style:list-style-name="L1"/>
    <style:style style:name="P33" style:family="paragraph" style:parent-style-name="Text_20_body" style:list-style-name="L1"/>
    <style:style style:name="P34" style:family="paragraph" style:parent-style-name="Text_20_body" style:list-style-name="L1"/>
    <style:style style:name="P35" style:family="paragraph" style:parent-style-name="Text_20_body" style:list-style-name="L1"/>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2"/>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3"/>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5"/>
    <style:style style:name="P47" style:family="paragraph" style:parent-style-name="Text_20_body" style:list-style-name="L5"/>
    <style:style style:name="T1" style:family="text">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T2"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3" style:family="text">
      <style:text-properties style:use-window-font-color="true" style:font-name="Courier New1" fo:font-size="9pt" fo:language="en" fo:country="US" style:font-name-asian="Times New Roman" style:font-size-asian="9pt" style:font-name-complex="Times New Roman" style:font-size-complex="12pt" style:language-complex="ar" style:country-complex="SA"/>
    </style:style>
    <style:style style:name="T4" style:family="text">
      <style:text-properties fo:color="#000099" style:font-name="Arial" fo:font-size="13pt" fo:language="en" fo:country="US" fo:font-weight="bold" style:letter-kerning="true" style:font-name-asian="Times New Roman" style:font-size-asian="13pt" style:font-weight-asian="bold" style:font-name-complex="Arial" style:font-size-complex="13pt" style:language-complex="ar" style:country-complex="SA" style:font-style-complex="italic" style:font-weight-complex="bold"/>
    </style:style>
    <style:style style:name="T5" style:family="text">
      <style:text-properties fo:color="#000099" style:font-name="Arial" fo:font-size="14pt" fo:language="en" fo:country="US" fo:font-weight="bold" style:letter-kerning="true" style:font-name-asian="Times New Roman" style:font-size-asian="14pt" style:font-weight-asian="bold" style:font-name-complex="Arial" style:font-size-complex="14pt" style:language-complex="ar" style:country-complex="SA" style:font-style-complex="italic" style:font-weight-complex="normal"/>
    </style:style>
    <style:style style:name="T6" style:family="text">
      <style:text-properties fo:language="en" fo:country="US"/>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106">
      <number:day/>
      <number:text> </number:text>
      <number:month number:textual="true"/>
      <number:text> </number:text>
      <number:year number:style="long"/>
    </number:dat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Date"/>
        <text:user-field-decl office:value-type="string" office:string-value="ODF-MetaData-Examples" text:name="ShortTitle"/>
        <text:user-field-decl office:value-type="string" office:string-value="urn:oasis:names:tc:openoffice:xmlns:" text:name="DefaultNamespace"/>
        <text:user-field-decl office:value-type="string" office:string-value=":1.0" text:name="DefaultNamespaceVersion"/>
        <text:user-field-decl office:value-type="string" office:string-value="1.2" text:name="Version"/>
        <text:user-field-decl office:value-type="string" office:string-value="spec" text:name="description"/>
        <text:user-field-decl office:value-type="string" office:string-value="1" text:name="revision"/>
        <text:user-field-decl office:value-type="string" office:string-value="office" text:name="tcid"/>
        <text:user-field-decl office:value-type="string" office:string-value="Open Office" text:name="CommitteeName"/>
        <text:user-field-decl office:value-type="float" office:value="2" text:name="EditorialStatus"/>
        <text:user-field-decl office:value-type="float" office:value="1" text:name="ShowSpecificationSnippets"/>
        <text:user-field-decl office:value-type="float" office:value="38068" text:name="PDate"/>
        <text:user-field-decl office:value-type="string" office:string-value="Metadata Examples" text:name="Title"/>
        <text:user-field-decl office:value-type="string" office:string-value="OpenDocument" text:name="ProductName"/>
        <text:user-field-decl office:value-type="string" office:string-value="office-strict-schema-1.1-cd-1.rng" text:name="OOSchema"/>
        <text:user-field-decl office:value-type="string" office:string-value="OASIS Open Office 1.1" text:name="CommitteeDraft"/>
      </text:user-field-decls>
      <text:p text:style-name="Subtitle"><text:user-field-get text:name="ProductName">OpenDocument</text:user-field-get> <text:user-field-get text:name="Version">1.2</text:user-field-get></text:p>
      <text:p text:style-name="Subtitle"><text:user-field-get text:display="none" text:name="Title"/><text:user-field-input text:name="Title" text:description="">Metadata Examples</text:user-field-input>, <text:date style:data-style-name="N106" text:date-value="2007-05-16T15:05:30.09" text:fixed="true" text:date-adjust="PT2352H00M00S">22 Aug 2007</text:date></text:p>
      <text:p text:style-name="Title_20_page_20_info">Document identifier:</text:p>
      <text:p text:style-name="Title_20_page_20_info_20_description"><text:date style:data-style-name="N83" text:date-value="2007-05-16T15:06:20.63" text:fixed="true" text:date-adjust="PT2352H00M00S">07-08-22</text:date>-<text:user-field-input text:name="ShortTitle" text:description="">ODF-MetaData-Examples</text:user-field-input>.odt</text:p>
      <text:p text:style-name="Title_20_page_20_info">Editors:</text:p>
      <text:p text:style-name="Contributor"><text:sender-firstname>Patrick</text:sender-firstname><text:sender-lastname>Durusau</text:sender-lastname> &lt;<text:a xlink:type="simple" xlink:href="mailto:Patrick@durusau.net"><text:sender-email>Patrick@durusau.net</text:sender-email></text:a>&gt;, </text:p>
      <text:p text:style-name="Contributor"><text:sender-firstname>Svante</text:sender-firstname><text:sender-lastname>Schubert</text:sender-lastname> &lt;<text:a xlink:type="simple" xlink:href="mailto:Svante.Schubert@sun.com"><text:sender-email>Svante.Schubert@sun.com</text:sender-email></text:a>&gt;.</text:p>
      <text:p text:style-name="Standard"/>
      <text:p text:style-name="P7">Table of Contents</text:p>
      <text:table-of-content text:style-name="Sect1" text:protected="true" text:name="Inhaltsverzeichni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_20_Heading"/>
          </text:index-source-styles>
        </text:table-of-content-source>
        <text:index-body>
          <text:p text:style-name="P11"><text:a xlink:type="simple" xlink:href="#1.Overview|outline">1 Overview<text:tab/>3</text:a></text:p>
          <text:p text:style-name="P11"><text:a xlink:type="simple" xlink:href="#2.RDF/XML: a Brief Overview|outline">2 RDF/XML: a Brief Overview<text:tab/>5</text:a></text:p>
          <text:p text:style-name="P11"><text:a xlink:type="simple" xlink:href="#3.Storing Extensible Metadata|outline">3 Storing Extensible Metadata<text:tab/>6</text:a></text:p>
          <text:p text:style-name="P12"><text:a xlink:type="simple" xlink:href="#3.1.Content Files|outline">3.1 Content Files<text:tab/>6</text:a></text:p>
          <text:p text:style-name="P12"><text:a xlink:type="simple" xlink:href="#3.2.RDF/XML Metadata Files |outline">3.2 RDF/XML Metadata Files <text:tab/>6</text:a></text:p>
          <text:p text:style-name="P12"><text:a xlink:type="simple" xlink:href="#3.3.The Metadata Manifest|outline">3.3 The Metadata Manifest<text:tab/>7</text:a></text:p>
          <text:p text:style-name="P11"><text:a xlink:type="simple" xlink:href="#4.Describing Document Content|outline">4 Describing Document Content<text:tab/>8</text:a></text:p>
          <text:p text:style-name="P12"><text:a xlink:type="simple" xlink:href="#4.1.Metadata describing the OpenDocument Package|outline">4.1 Metadata describing the OpenDocument Package<text:tab/>8</text:a></text:p>
          <text:p text:style-name="P12"><text:a xlink:type="simple" xlink:href="#4.2.Metadata describing an OpenDocument Element|outline">4.2 Metadata describing an OpenDocument Element<text:tab/>9</text:a></text:p>
          <text:p text:style-name="P12"><text:a xlink:type="simple" xlink:href="#4.3.Metadata describing a Part of the Document|outline">4.3 Metadata describing a Part of the Document<text:tab/>10</text:a></text:p>
          <text:p text:style-name="P11"><text:a xlink:type="simple" xlink:href="#5.Metadata Scenarios|outline">5 Metadata Scenarios<text:tab/>13</text:a></text:p>
          <text:p text:style-name="P12"><text:a xlink:type="simple" xlink:href="#5.1.Content described by Metadata|outline">5.1 Content described by Metadata<text:tab/>13</text:a></text:p>
          <text:p text:style-name="P12"><text:a xlink:type="simple" xlink:href="#5.2.Content created upon Metadata|outline">5.2 Content created upon Metadata<text:tab/>14</text:a></text:p>
          <text:p text:style-name="P12"><text:a xlink:type="simple" xlink:href="#5.3.Content equivalent to Metadata|outline">5.3 Content equivalent to Metadata<text:tab/>16</text:a></text:p>
          <text:p text:style-name="P11"><text:a xlink:type="simple" xlink:href="#6.Metadata Proposal's FAQ |outline">6 Metadata Proposal's FAQ <text:tab/>18</text:a></text:p>
          <text:p text:style-name="P11">AppendixA. References<text:tab/>19</text:p>
        </text:index-body>
      </text:table-of-content>
      <text:p text:style-name="P9"/>
      <text:list text:style-name="Outline">
        <text:list-item>
          <text:h text:style-name="Heading_20_1" text:outline-level="1">Overview</text:h>
        </text:list-item>
      </text:list>
      <text:p text:style-name="Text_20_body">Metadata lies at the heart of making documents more useful for their authors <text:span text:style-name="T1">and</text:span> subsequent users. This document provides an overview of the new metadata features in OpenDocument (1.2), which enable users and organizations to enhance their documents with the metadata of their choice. </text:p>
      <text:p text:style-name="Text_20_body">The Metadata SC of the OpenDocument TC at OASIS developed nineteen use cases that shaped the current metadata proposal.<text:note text:id="ftn1" text:note-class="footnote"><text:note-citation>1</text:note-citation><text:note-body><text:p text:style-name="Footnote"><text:a xlink:type="simple" xlink:href="http://www.oasis-open.org/apps/org/workgroup/office-metadata/download.php/20622/Metadata_UseCases8Oct2006.odt">OpenDocument_Metadata_UseCases8Oct2006</text:a></text:p></text:note-body></text:note> Those use cases were:</text:p>
      <text:list text:style-name="L1">
        <text:list-item>
          <text:p text:style-name="P19">Accessibility Information</text:p>
        </text:list-item>
        <text:list-item>
          <text:p text:style-name="P19">Asymmetric Metadata</text:p>
        </text:list-item>
        <text:list-item>
          <text:p text:style-name="P19">Automatically Generated Metadata</text:p>
        </text:list-item>
        <text:list-item>
          <text:p text:style-name="P19">Bibliographies and Citations</text:p>
        </text:list-item>
        <text:list-item>
          <text:p text:style-name="P19">Content Tagging</text:p>
        </text:list-item>
        <text:list-item>
          <text:p text:style-name="P19">Conversion Metadata</text:p>
        </text:list-item>
        <text:list-item>
          <text:p text:style-name="P19">Document as Web Service</text:p>
        </text:list-item>
        <text:list-item>
          <text:p text:style-name="P19">Enhanced Search</text:p>
        </text:list-item>
        <text:list-item>
          <text:p text:style-name="P19">Extrinsic Metadata</text:p>
        </text:list-item>
        <text:list-item>
          <text:p text:style-name="P19">Intellectual Property</text:p>
        </text:list-item>
        <text:list-item>
          <text:p text:style-name="P19">Metadata Templates</text:p>
        </text:list-item>
        <text:list-item>
          <text:p text:style-name="P19">Ontology Validation</text:p>
        </text:list-item>
        <text:list-item>
          <text:p text:style-name="P19">Realtime Collaborative Editing</text:p>
        </text:list-item>
        <text:list-item>
          <text:p text:style-name="P19">Revision Metadata</text:p>
        </text:list-item>
        <text:list-item>
          <text:p text:style-name="P19">Rich Semantic Metadata</text:p>
        </text:list-item>
        <text:list-item>
          <text:p text:style-name="P19">Security Metadata</text:p>
        </text:list-item>
        <text:list-item>
          <text:p text:style-name="P19">“Semantic Web” Ready Documents</text:p>
        </text:list-item>
        <text:list-item>
          <text:p text:style-name="P19">Workflow Management</text:p>
        </text:list-item>
      </text:list>
      <text:p text:style-name="Text_20_body">The use cases read like a wish list of metadata capabilities and the question facing the SC was how to make that possible? The resolution of that question requires extensible metadata as no committee proposal could anticipate all the contours of any one use case, much less all of them.</text:p>
      <text:p text:style-name="Text_20_body">Rather than re-inventing the metadata wheel, the metadata proposal adopted the W3C Resource Description Framework (RDF). RDF provides a flexible and extensible data standard that allows users and organizations to describe their documents in ways that fit their own needs. The contribution of the SC was to develop mechanisms in OpenDocument that enable the robust linking of RDF/XML metadata to OpenDocument content.<text:span text:style-name="T1"> </text:span></text:p>
      <text:p text:style-name="Text_20_body"/>
      <text:p text:style-name="P8">A complete explanation of RDF is beyond the scope of this document but a short overview is provided to orient the reader to <text:span text:style-name="T1">the</text:span> mechanisms added to support the use of RDF in OpenDocument documents.<text:note text:id="ftn2" text:note-class="footnote"><text:note-citation>2</text:note-citation><text:note-body><text:p text:style-name="Text_20_body">The examples in this document expose the underlying ODF and RDF mechanisms in a way that would not be seen by the average author/user of a document. That is to say that implementations will hide many of the details of <text:span text:style-name="T7">how</text:span> the metadata mechanisms work while providing users with the <text:span text:style-name="T7">benefits</text:span> of using RDF based metadata. </text:p></text:note-body></text:note> </text:p>
      <text:p text:style-name="Text_20_body">The overview of RDF is followed by <text:span text:style-name="T7">Storing Extensible Metadata</text:span>, <text:span text:style-name="T7">Describing Document Content</text:span> and we conclude with <text:span text:style-name="T7">Metadata Scenarios</text:span> to provide a glimpse of <text:span text:style-name="T1">the</text:span> future that is made practical by the new metadata mechanisms. The scenario examples do not represent limitations of the metadata mechanisms but as evidence of the limited imaginations of the authors. This document is maintained by the OpenDocument Metadata SC so please contribute examples for inclusion at the SC's webpage at: <text:a xlink:type="simple" xlink:href="http://www.oasis-open.org/committees/tc_home.php?wg_abbrev=office-metadata">http://www.oasis-open.org/committees/tc_home.php?wg_abbrev=office-metadata</text:a>.</text:p>
      <text:p text:style-name="Text_20_body">A more detailed reference document with longer examples and accompanied by example files is in preparation by the Metadata SC. The current version of that document is available at the SC website.</text:p>
      <text:p text:style-name="Text_20_body"/>
      <text:p text:style-name="Text_20_body"/>
      <text:p text:style-name="Text_20_body"><text:span text:style-name="Editor_27_s_20_Note"/></text:p>
      <text:list text:style-name="Outline" text:continue-numbering="true">
        <text:list-item>
          <text:h text:style-name="Heading_20_1" text:outline-level="1">RDF/XML: a Brief Overview</text:h>
        </text:list-item>
      </text:list>
      <text:p text:style-name="Text_20_body">This overview does not cover RDF/XML in detail. Only the RDF concepts that are necessary for basic use of the new metadata features are covered below. RDF is a complex specification and can be used in full with OpenDocument files. For more detailed information on RDF readers should consult the RDF page at the W3C.<text:note text:id="ftn3" text:note-class="footnote"><text:note-citation>3</text:note-citation><text:note-body><text:p text:style-name="Footnote">RDF specifications, see http://www.w3.org/RDF</text:p></text:note-body></text:note></text:p>
      <text:p text:style-name="Text_20_body">An RDF statement has three parts, a subject, a verb and an object. It is like the simple grammar taught in grade school but has power that those grammar lessons did not.</text:p>
      <text:p text:style-name="Text_20_body">Assume that we want to make the following statement into an RDF statement: </text:p>
      <text:p text:style-name="Text_20_body"><text:tab/>Patrick (subject) has (verb) big feet (object)</text:p>
      <text:p text:style-name="Text_20_body">In that case we would have the following (in one RDF syntax)<text:note text:id="ftn4" text:note-class="footnote"><text:note-citation>4</text:note-citation><text:note-body><text:p text:style-name="Footnote">N3 notation tutorial, see http://www.w3.org/2000/10/swap/Primer.html</text:p></text:note-body></text:note>: </text:p>
      <text:p text:style-name="P5"><text:tab/>&lt;(some IRI)/#Patrick&gt; &lt;(some IRI)/#has&gt; &lt;(some IRI)/#Bigfeet&gt; .</text:p>
      <text:p text:style-name="Text_20_body">Note that we still have the same subject-verb-triple but it is expressed differently. </text:p>
      <text:p text:style-name="Text_20_body">There are advantages to expressing the statement in RDF. First, we can gather up other information about Patrick that uses the same identifier. Second, in an OpenDocument format, we can enter that information only once for each subject and every time that subject appears, it has the same metadata.</text:p>
      <text:p text:style-name="Text_20_body">The subject and verb of an RDF statement are always written using an IRI (Internationalized Resource Identifier) <text:bibliography-mark text:identifier="RFC3987" text:bibliography-type="manual" text:author="M. Duerst, M. Suignard" text:publisher="IETF" text:title="Internationalized Resource Identifiers (IRIs)" text:year="2005" text:url="http://www.ietf.org/rfc/rfc3987.txt">[RFC3987]</text:bibliography-mark>. The object can also be written using an IRI, but often in an OpenDocument document the object will be some text in the document. This enables the user to make statements about the content in an OpenDocument document.</text:p>
      <text:p text:style-name="Text_20_body">All of the RDF statements in the following examples use the simple model set forth above. (There are more complex mechanisms in RDF but they all follow that simple model.)<text:note text:id="ftn5" text:note-class="footnote"><text:note-citation>5</text:note-citation><text:note-body><text:p text:style-name="Footnote">The examples are given in both RDF/XML and equivalent N3 syntax.</text:p></text:note-body></text:note></text:p>
      <text:p text:style-name="Text_20_body">The new metadata mechanisms bring the full power of RDF to OpenDocument documents. The only limitation is the users skill in determining what metadata they want to use to enhance their documents.</text:p>
      <text:list text:style-name="Outline" text:continue-numbering="true">
        <text:list-item>
          <text:h text:style-name="Heading_20_1" text:outline-level="1">Storing Extensible Metadata</text:h>
        </text:list-item>
      </text:list>
      <text:p text:style-name="Text_20_body"/>
      <text:p text:style-name="Text_20_body">To introduce the mechanisms developed to store extensible metadata in OpenDocument files, the following facts are presumed: A medical document has been prepared concerning a fictitious patient and his treating physician. </text:p>
      <text:p text:style-name="Text_20_body"/>
      <text:p text:style-name="Text_20_body">For the introduction example, the name of the treating physician occurs in the footer of the document, that is <text:span text:style-name="T8">visible</text:span> to the user and additional metadata about the physician is stored in the document that is <text:span text:style-name="T8">invisible</text:span> to the user. The management of entry of the metadata that is invisible to the user is application specific. </text:p>
      <text:p text:style-name="Text_20_body">The storage of metadata in an OpenDocument package uses three types of files:</text:p>
      <text:list text:style-name="L2">
        <text:list-item>
          <text:p text:style-name="P37">Content, see 3.1</text:p>
        </text:list-item>
        <text:list-item>
          <text:p text:style-name="P37">RDF/XML Metadata, see 3.2</text:p>
        </text:list-item>
        <text:list-item>
          <text:p text:style-name="P37">Metadata Manifest, see 3.3</text:p>
        </text:list-item>
      </text:list>
      <text:p text:style-name="Text_20_body"/>
      <text:list text:style-name="Outline" text:continue-numbering="true">
        <text:list-item>
          <text:list text:continue-numbering="true">
            <text:list-item>
              <text:h text:style-name="Heading_20_2" text:outline-level="2">Content Files</text:h>
            </text:list-item>
          </text:list>
        </text:list-item>
      </text:list>
      <text:p text:style-name="Text_20_body">The content files are the files that contain the content to which metadata refers.</text:p>
      <text:p text:style-name="Text_20_body">In general the content file is the content.xml file (or styles.xml in case of referring to a footer or header). The content file contains what the user sees as the “content” of a document that they are viewing or editing. The content file is controlled by the OpenDocument application.</text:p>
      <text:p text:style-name="Text_20_body">The following fragment of a styles.xml file shows a footer, where a <text:span text:style-name="Element">&lt;text:p&gt;</text:span> element surrounds the treating physician's name (Dr. J. Franklin). This paragraph has an identifier called <text:span text:style-name="Attribute">xml:id</text:span>.<text:span text:style-name="T1"> </text:span>As seen in just a moment, the <text:span text:style-name="Attribute">xml:id</text:span> enables the linking of metadata to a particular portion of text. </text:p>
      <text:p text:style-name="Example">&lt;style:master-page style:name="Standard" style:page-layout-name="pm1"&gt;<text:line-break/><text:tab/>&lt;style:footer&gt;<text:tab/><text:tab/></text:p>
      <text:p text:style-name="Example"><text:tab/><text:tab/>&lt;text:p text:style-name="fs"&gt;Hospital Encounter Note&lt;/text:p&gt;</text:p>
      <text:p text:style-name="Example"><text:tab/><text:tab/>&lt;text:p text:style-name="fs" xml:id="ID_A"&gt;Dr.J.Franklin&lt;/text:p&gt;<text:line-break/><text:tab/>&lt;/style:footer&gt;</text:p>
      <text:p text:style-name="Example_20_End">&lt;/style:master-page&gt;</text:p>
      <text:list text:style-name="Outline" text:continue-numbering="true">
        <text:list-item>
          <text:list text:continue-numbering="true">
            <text:list-item>
              <text:h text:style-name="Heading_20_2" text:outline-level="2">RDF/XML Metadata Files </text:h>
            </text:list-item>
          </text:list>
        </text:list-item>
      </text:list>
      <text:p text:style-name="Text_20_body">In addition to viewed content stored in the content files,<text:span text:style-name="T1"> </text:span>RDF/XML metadata files are used solely for metadata. They record additional information about content, in this case, the treating physician, Dr. J. Franklin, stating his medical specialty.<text:note text:id="ftn6" text:note-class="footnote"><text:note-citation>6</text:note-citation><text:note-body><text:p text:style-name="Footnote"><text:span text:style-name="Citation"><text:span text:style-name="T9">It should be noted that recording the information in metadata allows this information to be reused without re-entering the information the next time Dr. J. Franklin is encountered in the text.</text:span></text:span></text:p></text:note-body></text:note> </text:p>
      <text:p text:style-name="Text_20_body"><text:s/></text:p>
      <text:p text:style-name="Text_20_body">Metadata files <text:span text:style-name="T1">are stored as part of the OpenDocument package.</text:span><text:span text:style-name="T1"><text:note text:id="ftn7" text:note-class="footnote"><text:note-citation>7</text:note-citation><text:note-body><text:p text:style-name="Footnote">There are more advanced ways to store metadata for OpenDocument files. See the Advanced Examples document at the Metadata SC website for details.</text:p></text:note-body></text:note></text:span></text:p>
      <text:p text:style-name="Text_20_body">Here is a fragment of an RDF/XML file (e.g. /meta/hospital/doctor.rdf) for Dr. James Franklin:</text:p>
      <text:p text:style-name="Example">&lt;odf:Element rdf:about="uri:example-element-1"&gt;<text:line-break/><text:tab/>&lt;med:doctorOnDuty&gt;</text:p>
      <text:p text:style-name="Example"><text:tab/><text:tab/>&lt;med:Doctor rdf:about="http://hospital-DB/doctors/ID116"&gt;<text:line-break/><text:tab/><text:tab/><text:tab/>&lt;med:fieldName xml:lang="en"&gt;Neurologist&lt;/med:fieldName&gt;</text:p>
      <text:p text:style-name="Example_20_End"><text:tab/><text:tab/>&lt;/med:Doctor&gt;<text:line-break/><text:tab/>&lt;/med:doctorOnDuty&gt;<text:line-break/>&lt;/odf:Element&gt;</text:p>
      <text:list text:style-name="Outline" text:continue-numbering="true">
        <text:list-item>
          <text:list text:continue-numbering="true">
            <text:list-item>
              <text:h text:style-name="Heading_20_2" text:outline-level="2">The Metadata Manifest</text:h>
            </text:list-item>
          </text:list>
        </text:list-item>
      </text:list>
      <text:p text:style-name="Text_20_body"><text:span text:style-name="Editor_27_s_20_Note">(tested: RDF validated)</text:span></text:p>
      <text:p text:style-name="Text_20_body">At this point there is the content file that mentions Dr. J. Franklin and the metadata file that has additional information about Dr. J. Franklin. The metadata manifest file links those two pieces of information together so that an RDF application can process that additional information.</text:p>
      <text:p text:style-name="Text_20_body">The metadata manifest is itself a metadata file and written in RDF/XML.</text:p>
      <text:p text:style-name="Text_20_body">Here an example of a basic metadata manifest file (“/manifest.rdf”):</text:p>
      <text:p text:style-name="Example">&lt;?xml version="1.0"?&gt;</text:p>
      <text:p text:style-name="Example">&lt;rdf:RDF </text:p>
      <text:p text:style-name="Example"><text:s/>xmlns:odf="http://docs.oasis-open.org/opendocument/meta/package#" <text:line-break/> xmlns:rdf="http://www.w3.org/1999/02/22-rdf-syntax-ns#"&gt;</text:p>
      <text:p text:style-name="Example">&lt;odf:Package rdf:about="urn:uuid:224ab023-77b8-4396-a75a-8cecd85b81e3"&gt; <text:s text:c="3"/></text:p>
      <text:p text:style-name="Example"><text:s text:c="4"/>&lt;odf:hasPart&gt;</text:p>
      <text:p text:style-name="Example"><text:s text:c="8"/>&lt;odf:ContentFile odf:path="content.xml"&gt;</text:p>
      <text:p text:style-name="Example"><text:s text:c="12"/>&lt;odf:hasPart&gt;</text:p>
      <text:p text:style-name="Example"><text:tab/><text:tab/><text:tab/><text:tab/>&lt;odf:Element rdf:about="uri:example-element-1" </text:p>
      <text:p text:style-name="Example"><text:tab/><text:tab/><text:tab/><text:tab/><text:tab/><text:tab/>odf:path="styles.xml" odf:idref="ID_A"/&gt;</text:p>
      <text:p text:style-name="Example"><text:s text:c="12"/>&lt;/odf:hasPart&gt;</text:p>
      <text:p text:style-name="Example"><text:s text:c="12"/>&lt;odf:hasPart&gt;<text:tab/><text:tab/><text:tab/><text:tab/></text:p>
      <text:p text:style-name="Example"><text:tab/><text:tab/><text:tab/><text:tab/>&lt;odf:Element rdf:about="uri:example-element-2" <text:line-break/><text:tab/><text:tab/><text:tab/><text:tab/><text:tab/><text:tab/>odf:path="content.xml" odf:idref="ID_B"/&gt;</text:p>
      <text:p text:style-name="Example"><text:s text:c="12"/>&lt;/odf:hasPart&gt;</text:p>
      <text:p text:style-name="Example"><text:tab/><text:tab/>&lt;/odf:ContentFile&gt;</text:p>
      <text:p text:style-name="Example"><text:s text:c="4"/>&lt;/odf:hasPart&gt;</text:p>
      <text:p text:style-name="Example"><text:s text:c="4"/>&lt;odf:hasPart&gt;</text:p>
      <text:p text:style-name="Example"><text:s text:c="8"/>&lt;odf:MetaDataFile rdf:about="http://hospital-employee/doctor"<text:line-break/><text:tab/><text:tab/><text:tab/>odf:path="meta/hospital/doctor.rdf"&gt;</text:p>
      <text:p text:style-name="Example"><text:s text:c="12"/>&lt;rdf:type rdf:resource="http://medical-employee/data"/&gt;</text:p>
      <text:p text:style-name="Example"><text:s text:c="12"/>&lt;rdf:type rdf:resource="http://www.w3.org/2006/vcard/ns#"/&gt;</text:p>
      <text:p text:style-name="Example"><text:s text:c="8"/>&lt;/odf:MetaDataFile&gt;</text:p>
      <text:p text:style-name="Example"><text:s text:c="4"/>&lt;/odf:hasPart&gt;</text:p>
      <text:p text:style-name="Example_20_End">&lt;/odf:Package&gt;<text:line-break/>&lt;/rdf:RDF&gt;</text:p>
      <text:list text:style-name="Outline" text:continue-numbering="true">
        <text:list-item>
          <text:list text:continue-numbering="true">
            <text:list-header>
              <text:h text:style-name="Heading_20_2" text:outline-level="2" text:is-list-header="true" text:restart-numbering="true" text:start-value="1"/>
            </text:list-header>
          </text:list>
        </text:list-item>
        <text:list-item>
          <text:h text:style-name="Heading_20_1" text:outline-level="1">Describing Document Content</text:h>
        </text:list-item>
      </text:list>
      <text:p text:style-name="Text_20_body">The metadata mechanisms of OpenDocument (1.2) can be conveniently described in XML terms as operating on three different categories of content as follows: </text:p>
      <text:list text:style-name="L3">
        <text:list-item>
          <text:p text:style-name="P40">Metadata can be used to describe the complete document</text:p>
        </text:list-item>
        <text:list-item>
          <text:p text:style-name="P40">Metadata can be used to describe a single OpenDocument element (e.g. a table)</text:p>
        </text:list-item>
        <text:list-item>
          <text:p text:style-name="P40">Metadata can be used to describe a set of OpenDocument elements (e.g. a part of the viewed content)</text:p>
        </text:list-item>
      </text:list>
      <text:list text:style-name="Outline" text:continue-numbering="true">
        <text:list-item>
          <text:list text:continue-numbering="true">
            <text:list-item>
              <text:h text:style-name="Heading_20_2" text:outline-level="2">Metadata <text:span text:style-name="T5">describing</text:span> the OpenDocument Package</text:h>
            </text:list-item>
          </text:list>
        </text:list-item>
      </text:list>
      <text:p text:style-name="Text_20_body">In order to attach metadata to the complete OpenDocument package (that is the document as a whole), the package has to be identified by an IRI. That IRI – representing the document itself – is set in the metadata manifest and is used by the RDF/XML metadata files. </text:p>
      <text:list text:style-name="Outline" text:continue-numbering="true">
        <text:list-item>
          <text:list text:continue-numbering="true">
            <text:list-item>
              <text:list text:continue-numbering="true">
                <text:list-item>
                  <text:h text:style-name="Heading_20_3" text:outline-level="3">Metadata Manifest Example</text:h>
                </text:list-item>
              </text:list>
            </text:list-item>
          </text:list>
        </text:list-item>
      </text:list>
      <text:p text:style-name="Text_20_body"><text:span text:style-name="Editor_27_s_20_Note">(tested: RDF validated)</text:span></text:p>
      <text:p text:style-name="Text_20_body">In a metadata manifest the <text:span text:style-name="Element">&lt;odf:Package&gt;</text:span> represents the document.<text:line-break/>The RDF statement in the example meta manifest says that the IRI "urn:uuid:224ab023-77b8-4396-a75a-8cecd85b81e3" is the OpenDocument package, the document where the metadata manifest is stored.</text:p>
      <text:p text:style-name="Example">&lt;?xml version="1.0"?&gt;</text:p>
      <text:p text:style-name="Example">&lt;rdf:RDF </text:p>
      <text:p text:style-name="Example"><text:s/>xmlns:odf="http://docs.oasis-open.org/opendocument/meta/package#" <text:line-break/> xmlns:rdf="http://www.w3.org/1999/02/22-rdf-syntax-ns#"&gt;</text:p>
      <text:p text:style-name="Example">&lt;odf:Package rdf:about="<text:span text:style-name="Strong_20_Emphasis">urn:uuid:224ab023-77b8-4396-a75a-8cecd85b81e3</text:span>"&gt; <text:s text:c="3"/></text:p>
      <text:p text:style-name="Example"><text:tab/>&lt;!-- further information about the package --&gt;</text:p>
      <text:p text:style-name="Example_20_End">&lt;/odf:Package&gt;<text:line-break/>&lt;/rdf:RDF&gt;</text:p>
      <text:p text:style-name="Text_20_body">Alternative RDF view in N3: <text:s text:c="2"/><text:span text:style-name="Editor_27_s_20_Note">(tested: generated)</text:span></text:p>
      <text:p text:style-name="Example">@prefix : &lt;http://docs.oasis-open.org/opendocument/meta/package#&gt; .</text:p>
      <text:p text:style-name="Example">@prefix rdf: &lt;http://www.w3.org/1999/02/22-rdf-syntax-ns#&gt; .</text:p>
      <text:p text:style-name="Example"><text:s text:c="4"/></text:p>
      <text:p text:style-name="Example_20_End">&lt;urn:uuid:224ab023-77b8-4396-a75a-8cecd85b81e3&gt; <text:s text:c="4"/>a :Package .</text:p>
      <text:list text:style-name="Outline" text:continue-numbering="true">
        <text:list-item>
          <text:list text:continue-numbering="true">
            <text:list-item>
              <text:list text:continue-numbering="true">
                <text:list-item>
                  <text:h text:style-name="P3" text:outline-level="3">RDF/XML Metadata Example</text:h>
                </text:list-item>
              </text:list>
            </text:list-item>
          </text:list>
        </text:list-item>
      </text:list>
      <text:p text:style-name="Text_20_body"><text:span text:style-name="Editor_27_s_20_Note">(tested: RDF validated)</text:span></text:p>
      <text:p text:style-name="Text_20_body">Metadata describing the document is added to a RDF/XML file in form of RDF statements referring to the IRI from the <text:span text:style-name="Element">&lt;odf:Package&gt;</text:span> representing the document.</text:p>
      <text:p text:style-name="Text_20_body">For example, an RDF statement can be added, which says that the document an encounter note (i.e. http://hospital/documents/encouter-note).</text:p>
      <text:p text:style-name="Example">&lt;?xml version="1.0"?&gt;</text:p>
      <text:p text:style-name="Example">&lt;rdf:RDF </text:p>
      <text:p text:style-name="Example"><text:s/>xmlns:odf="http://docs.oasis-open.org/opendocument/meta/package#" <text:line-break/> xmlns:rdf="http://www.w3.org/1999/02/22-rdf-syntax-ns#"&gt;</text:p>
      <text:p text:style-name="Example">&lt;odf:Package rdf:about="<text:span text:style-name="Strong_20_Emphasis">urn:uuid:224ab023-77b8-4396-a75a-8cecd85b81e3</text:span>"&gt; <text:s text:c="3"/></text:p>
      <text:p text:style-name="Example"><text:tab/>&lt;rdf:type rdf:resource="http://hospital/documents/encouter-note"/&gt;</text:p>
      <text:p text:style-name="Example_20_End">&lt;/odf:Package&gt;<text:line-break/>&lt;/rdf:RDF&gt;</text:p>
      <text:p text:style-name="Text_20_body">Alternative RDF view in N3: <text:s/><text:span text:style-name="Editor_27_s_20_Note">(tested: generated)</text:span></text:p>
      <text:p text:style-name="Example">@prefix : &lt;http://docs.oasis-open.org/opendocument/meta/package#&gt; .</text:p>
      <text:p text:style-name="Example">@prefix rdf: &lt;http://www.w3.org/1999/02/22-rdf-syntax-ns#&gt; .</text:p>
      <text:p text:style-name="Example"/>
      <text:p text:style-name="Example">&lt;urn:uuid:224ab023-77b8-4396-a75a-8cecd85b81e3&gt; <text:s text:c="4"/>a :Package,a</text:p>
      <text:p text:style-name="Example_20_End"><text:s text:c="12"/>&lt;http://hospital/documents/encouter-note&gt; .</text:p>
      <text:list text:style-name="Outline" text:continue-numbering="true">
        <text:list-item>
          <text:list text:continue-numbering="true">
            <text:list-item>
              <text:h text:style-name="Heading_20_2" text:outline-level="2">Metadata <text:span text:style-name="T5">describing</text:span> an OpenDocument Element</text:h>
            </text:list-item>
          </text:list>
        </text:list-item>
      </text:list>
      <text:p text:style-name="Text_20_body">Metadata has traditionally been applied at the entire document level. But, to have the granularity necessary to meet many of the use cases, metadata must be applied at the level of individual OpenDocument elements. For example, attaching metadata to any given OpenDocument paragraph element.<text:note text:id="ftn8" text:note-class="footnote"><text:note-citation>8</text:note-citation><text:note-body><text:p text:style-name="Footnote">Although the metadata is attached to the OpenDocument element, the metadata is usually about<text:span text:style-name="T2"> </text:span>the content of the element.</text:p></text:note-body></text:note> </text:p>
      <text:p text:style-name="Standard">For purposes of illustration, the initial example is extended to include a fictitious patient “John Smith.” <text:span text:style-name="T1">Now the </text:span>document contains both personal data about the patient and medical notes from his treating physician. </text:p>
      <text:p text:style-name="Standard">Assume that a text section includes the results of a physical examination of a patient. </text:p>
      <text:p text:style-name="Standard">The visible viewed content might appear as:</text:p>
      <text:p text:style-name="Example">PHYSICAL EXAMINATION</text:p>
      <text:p text:style-name="Example_20_End">VITALS: Temperature: 36.2°, Pulse: 1.05Hz, Respiration: 0.2Hz</text:p>
      <text:list text:style-name="Outline" text:continue-numbering="true">
        <text:list-item>
          <text:list text:continue-numbering="true">
            <text:list-item>
              <text:list text:continue-numbering="true">
                <text:list-item>
                  <text:h text:style-name="Heading_20_3" text:outline-level="3">Content Example</text:h>
                </text:list-item>
              </text:list>
            </text:list-item>
          </text:list>
        </text:list-item>
      </text:list>
      <text:p text:style-name="Text_20_body"><text:span text:style-name="Editor_27_s_20_Note">(tested:XML wellformedness)</text:span></text:p>
      <text:p text:style-name="Standard">The content.xml for the above document view consists of a text section, a heading and two paragraphs. The surrounding section is identified by an <text:span text:style-name="Attribute">xml:id</text:span> attribute:</text:p>
      <text:p text:style-name="Example">&lt;text:section </text:p>
      <text:p text:style-name="Example"><text:tab/>xml:id="<text:span text:style-name="Strong_20_Emphasis">Sect1</text:span>" text:style-name="Sect1" text:name="PhysicalExamData"&gt;</text:p>
      <text:p text:style-name="Example"><text:tab/>&lt;text:h text:style-name="Heading_20_3" <text:line-break/><text:tab/><text:tab/><text:tab/>text:outline-level="3"&gt;PHYSICAL EXAMINATION&lt;/text:h&gt;</text:p>
      <text:p text:style-name="Example"><text:tab/>&lt;text:p text:style-name="Standard"&gt;</text:p>
      <text:p text:style-name="Example"><text:tab/><text:tab/> <text:s/>VITALS: </text:p>
      <text:p text:style-name="Example"><text:tab/><text:tab/><text:tab/><text:tab/><text:tab/>Temperature: <text:s text:c="6"/>36.2°, </text:p>
      <text:p text:style-name="Example"><text:tab/><text:tab/><text:tab/><text:tab/><text:tab/>Pulse: <text:tab/><text:tab/> <text:s text:c="5"/>1.05Hz,</text:p>
      <text:p text:style-name="Example"><text:tab/><text:tab/><text:tab/><text:tab/><text:tab/>Respiration: <text:s text:c="6"/>0.2Hz</text:p>
      <text:p text:style-name="Example"><text:tab/>&lt;/text:p&gt;</text:p>
      <text:p text:style-name="Example_20_End">&lt;/text:section&gt;</text:p>
      <text:p text:style-name="Standard">To attach metadata to this section, the <text:span text:style-name="Attribute">xml:id</text:span> value “Sect1” will not be referenced directly from the RDF/XML files using a relative in package URL, as in RDF relative URLs are deprecated. The id value is mapped to <text:span text:style-name="T1">the</text:span> appropriate metadata in <text:span text:style-name="T1">the</text:span> metadata manifest. </text:p>
      <text:p text:style-name="Standard"/>
      <text:list text:style-name="Outline" text:continue-numbering="true">
        <text:list-item>
          <text:list text:continue-numbering="true">
            <text:list-item>
              <text:list text:continue-numbering="true">
                <text:list-item>
                  <text:h text:style-name="Heading_20_3" text:outline-level="3">Metadata Manifest Example</text:h>
                </text:list-item>
              </text:list>
            </text:list-item>
          </text:list>
        </text:list-item>
      </text:list>
      <text:p text:style-name="Standard">The binding between the <text:span text:style-name="Attribute">xml:id</text:span> value and IRI always occurs in the metadata manifest file. The <text:span text:style-name="Attribute">xml:id </text:span>is identified by it's reference <text:span text:style-name="Attribute">odf:idref</text:span> containing the same value as <text:span text:style-name="Attribute">xml:id</text:span>. But <text:span text:style-name="Attribute">odf:idref</text:span> is not sufficient to identify the element as an <text:span text:style-name="Attribute">xml:id</text:span> is only unique for it's XML file not for the whole OpenDocument package. Therefore the path to the file (<text:span text:style-name="Attribute">odf:path</text:span>) is required to unambiguously identify the element.</text:p>
      <text:p text:style-name="Example">&lt;odf:Package rdf:about="urn:uuid:224ab023-77b8-4396-a75a-8cecd85b81e3" </text:p>
      <text:p text:style-name="Example"><text:s text:c="4"/>xmlns:odf="http://docs.oasis-open.org/opendocument/meta/package#" </text:p>
      <text:p text:style-name="Example"><text:s text:c="4"/>&lt;odf:hasPart&gt;</text:p>
      <text:p text:style-name="Example"><text:s text:c="8"/>&lt;odf:ContentFile odf:path="<text:span text:style-name="Strong_20_Emphasis">content.xml</text:span>"&gt;</text:p>
      <text:p text:style-name="Example"><text:s text:c="12"/>&lt;odf:hasPart&gt;</text:p>
      <text:p text:style-name="Example"><text:s text:c="15"/><text:tab/>&lt;odf:Element </text:p>
      <text:p text:style-name="Example"><text:tab/><text:tab/><text:tab/><text:tab/><text:tab/>odf:idref="<text:span text:style-name="Strong_20_Emphasis">Sect1</text:span>"</text:p>
      <text:p text:style-name="Example"><text:tab/><text:tab/><text:tab/><text:tab/><text:tab/>rdf:about="<text:span text:style-name="Strong_20_Emphasis">http://hospital-DB/medical-note-cc1593</text:span>"/&gt;</text:p>
      <text:p text:style-name="Example"><text:s text:c="12"/>&lt;/odf:hasPart&gt;</text:p>
      <text:p text:style-name="Example"><text:s text:c="8"/>&lt;/odf:ContentFile&gt;</text:p>
      <text:p text:style-name="Example"><text:s text:c="4"/>&lt;/odf:hasPart&gt;</text:p>
      <text:p text:style-name="Example">&lt;/odf:Package&gt;</text:p>
      <text:p text:style-name="Standard">Note: The IRI itself has no meaning. In RDF the IRI is only an identifier. A mnemonic IRI is nevertheless possible and has been chosen to ease the understanding of this example.</text:p>
      <text:list text:style-name="Outline" text:continue-numbering="true">
        <text:list-item>
          <text:list text:continue-numbering="true">
            <text:list-item>
              <text:list text:continue-numbering="true">
                <text:list-item>
                  <text:h text:style-name="P3" text:outline-level="3">RDF/XML Metadata Example</text:h>
                </text:list-item>
              </text:list>
            </text:list-item>
          </text:list>
        </text:list-item>
      </text:list>
      <text:p text:style-name="Standard">The IRI representing the element is used in the user defined RDF/XML metadata files to add RDF statements about the text section. In this example the metadata consists of medical details about the physical examination of the patient.</text:p>
      <text:p text:style-name="Standard">For example the metadata RDF/XML file “medical/physicalExam.rdf” might contain the following:</text:p>
      <text:p text:style-name="Example">&lt;rdf:Description rdf:about="http://ex-hospital-DB/patients/ID98765"&gt;</text:p>
      <text:p text:style-name="Example"><text:tab/>&lt;rdf:type rdf:resource="http://ex-hospital#patient"/&gt;</text:p>
      <text:p text:style-name="Example"><text:tab/>&lt;ex:hasID rdf:resource="ID98765"/&gt;</text:p>
      <text:p text:style-name="Example"><text:tab/>&lt;ex:hasVitals&gt;</text:p>
      <text:p text:style-name="Example"><text:s text:c="4"/><text:tab/>&lt;med:vitalData rdf:about="<text:span text:style-name="Strong_20_Emphasis">http://hospital-DB/medical-note-cc1593</text:span>"&gt;</text:p>
      <text:p text:style-name="Example"><text:tab/> <text:s text:c="3"/><text:tab/>&lt;rdf:type rdf:resource="http://docs.oasis-open.org/opendocument/meta/package#Element"/&gt;</text:p>
      <text:p text:style-name="Example"><text:s text:c="4"/><text:tab/>&lt;/rdf:Description&gt;</text:p>
      <text:p text:style-name="Example"><text:tab/>&lt;/ex:hasVitals&gt;</text:p>
      <text:p text:style-name="Example">&lt;/rdf:Description&gt;</text:p>
      <text:p text:style-name="Standard"><text:line-break/>Just as with <text:span text:style-name="Element">&lt;text:section&gt;</text:span> elements, metadata can be added to any of the forty-seven (47) OpenDocument elements that have an <text:span text:style-name="Attribute">xml:id</text:span> attribute. </text:p>
      <text:list text:style-name="Outline" text:continue-numbering="true">
        <text:list-item>
          <text:list text:continue-numbering="true">
            <text:list-item>
              <text:h text:style-name="Heading_20_2" text:outline-level="2">Metadata <text:span text:style-name="T5">describing</text:span> a Part of the Document</text:h>
            </text:list-item>
          </text:list>
        </text:list-item>
      </text:list>
      <text:p text:style-name="Text_20_body">When content that spans more than one OpenDocument element requires metadata there are two possible techniques available:</text:p>
      <text:list text:style-name="L4">
        <text:list-item>
          <text:p text:style-name="P43">Identifying the selected part by the consisting OpenDocument elements, each identified via <text:span text:style-name="Attribute">xml:id</text:span></text:p>
        </text:list-item>
        <text:list-item>
          <text:p text:style-name="P43">Inserting a bookmark-start and -end element to embrace the content of various OpenDocument elements (in case of a sequential part of content)</text:p>
        </text:list-item>
      </text:list>
      <text:list text:style-name="Outline" text:continue-numbering="true">
        <text:list-item>
          <text:list text:continue-numbering="true">
            <text:list-item>
              <text:list text:continue-numbering="true">
                <text:list-item>
                  <text:h text:style-name="Heading_20_3" text:outline-level="3">Content Example (xml:id)</text:h>
                </text:list-item>
              </text:list>
            </text:list-item>
          </text:list>
        </text:list-item>
      </text:list>
      <text:p text:style-name="Text_20_body">To attach metadata to a set of OpenDocument elements<text:span text:style-name="T1"> </text:span>the binding mechanism earlier introduced for one element is applied on each element of the set.</text:p>
      <text:p text:style-name="Text_20_body">Every element of this set will have a different <text:span text:style-name="Attribute">xml:id</text:span>, which is mapped to different IRIs by the metadata manifest.</text:p>
      <text:p text:style-name="Text_20_body">This set of IRI representing ODF elements are able to be bundled in RDF Containers and RDF Collections by the metadata RDF/XML files.</text:p>
      <text:p text:style-name="Example">&lt;text:h&gt;Notes from Monday&lt;/text:h&gt;</text:p>
      <text:p text:style-name="Example">&lt;text:p&gt;</text:p>
      <text:p text:style-name="Example"><text:tab/>The patient John Smith came in the morning and </text:p>
      <text:p text:style-name="Example"><text:tab/>&lt;text:meta xml:id="<text:span text:style-name="Strong_20_Emphasis">c1</text:span>"&gt;</text:p>
      <text:p text:style-name="Example"><text:tab/>complained about pain in neck and left foot.</text:p>
      <text:p text:style-name="Example"><text:tab/>&lt;/text:meta&gt; <text:line-break/>&lt;/text:p&gt;<text:line-break/>&lt;text:p xml:id="<text:span text:style-name="Strong_20_Emphasis">c2</text:span>"&gt;<text:line-break/><text:tab/>In the afternoon he reported additional pain in head and stomach.</text:p>
      <text:p text:style-name="Example_20_End">&lt;/text:p&gt;</text:p>
      <text:list text:style-name="Outline" text:continue-numbering="true">
        <text:list-item>
          <text:list text:continue-numbering="true">
            <text:list-item>
              <text:list text:continue-numbering="true">
                <text:list-item>
                  <text:h text:style-name="Heading_20_3" text:outline-level="3">Metadata Manifest Example (xml:id)</text:h>
                </text:list-item>
              </text:list>
            </text:list-item>
          </text:list>
        </text:list-item>
      </text:list>
      <text:p text:style-name="Example">&lt;?xml version="1.0"?&gt;</text:p>
      <text:p text:style-name="Example">&lt;rdf:RDF </text:p>
      <text:p text:style-name="Example"><text:s/>xmlns:odf="http://docs.oasis-open.org/opendocument/meta/package#" <text:line-break/> xmlns:rdf="http://www.w3.org/1999/02/22-rdf-syntax-ns#"&gt;</text:p>
      <text:p text:style-name="Example">&lt;odf:Package rdf:about="urn:uuid:224ab023-77b8-4396-a75a-8cecd85b81e3"&gt; <text:s text:c="3"/></text:p>
      <text:p text:style-name="Example"><text:s text:c="4"/>&lt;odf:hasPart&gt;</text:p>
      <text:p text:style-name="Example"><text:s text:c="8"/>&lt;odf:ContentFile odf:path="content.xml"&gt;</text:p>
      <text:p text:style-name="Example"><text:s text:c="12"/>&lt;odf:hasPart&gt;</text:p>
      <text:p text:style-name="Example"><text:tab/><text:tab/><text:tab/><text:tab/>&lt;odf:Element rdf:about="uri:example-element-1" </text:p>
      <text:p text:style-name="Example"><text:tab/><text:tab/><text:tab/><text:tab/><text:tab/><text:tab/>odf:path="styles.xml" odf:idref="<text:span text:style-name="Strong_20_Emphasis">c1</text:span>"/&gt;</text:p>
      <text:p text:style-name="Example"><text:s text:c="12"/>&lt;/odf:hasPart&gt;</text:p>
      <text:p text:style-name="Example"><text:s text:c="12"/>&lt;odf:hasPart&gt;<text:tab/><text:tab/><text:tab/><text:tab/></text:p>
      <text:p text:style-name="Example"><text:tab/><text:tab/><text:tab/><text:tab/>&lt;odf:Element rdf:about="uri:example-element-2" <text:line-break/><text:tab/><text:tab/><text:tab/><text:tab/><text:tab/><text:tab/>odf:path="content.xml" odf:idref="<text:span text:style-name="Strong_20_Emphasis">c2</text:span>"/&gt;</text:p>
      <text:p text:style-name="Example"><text:s text:c="12"/>&lt;/odf:hasPart&gt;</text:p>
      <text:p text:style-name="Example"><text:tab/><text:tab/>&lt;/odf:ContentFile&gt;</text:p>
      <text:p text:style-name="Example"><text:s text:c="4"/>&lt;/odf:hasPart&gt;</text:p>
      <text:p text:style-name="Example"><text:s text:c="4"/>&lt;odf:hasPart&gt;</text:p>
      <text:p text:style-name="Example"><text:s text:c="8"/>&lt;odf:MetaDataFile rdf:about="http://hospital-employee/description"<text:line-break/><text:tab/><text:tab/><text:tab/>odf:path="meta/hospital/doctor.rdf"&gt;</text:p>
      <text:p text:style-name="Example"><text:s text:c="12"/>&lt;rdf:type rdf:resource="http://medical-employee/data"/&gt;</text:p>
      <text:p text:style-name="Example"><text:s text:c="12"/>&lt;rdf:type rdf:resource="http://www.w3.org/2006/vcard/ns#"/&gt;</text:p>
      <text:p text:style-name="Example"><text:s text:c="8"/>&lt;/odf:MetaDataFile&gt;</text:p>
      <text:p text:style-name="Example"><text:s text:c="4"/>&lt;/odf:hasPart&gt;</text:p>
      <text:p text:style-name="Example_20_End">&lt;/odf:Package&gt;<text:line-break/>&lt;/rdf:RDF&gt;</text:p>
      <text:p text:style-name="Text_20_body">Note: Using <text:span text:style-name="Attribute">xml:id</text:span> and bundling in RDF/XML is the only approach to describe a set of non-sequential elements.</text:p>
      <text:p text:style-name="Text_20_body"><text:span text:style-name="Editor_27_s_20_Note">2be clarifed: Why has Dublin Core deprecated RDF Containers?</text:span></text:p>
      <text:p text:style-name="Text_20_body"><text:span text:style-name="Editor_27_s_20_Note">http://dublincore.org/documents/2006/05/29/dc-rdf-notes/</text:span></text:p>
      <text:list text:style-name="Outline" text:continue-numbering="true">
        <text:list-item>
          <text:list text:continue-numbering="true">
            <text:list-item>
              <text:list text:continue-numbering="true">
                <text:list-item>
                  <text:h text:style-name="Heading_20_3" text:outline-level="3">Content Example (Bookmarks)</text:h>
                </text:list-item>
              </text:list>
            </text:list-item>
          </text:list>
        </text:list-item>
      </text:list>
      <text:p text:style-name="Standard">To attach metadata to sequential content, for example a text selection by the user of various paragraphs, metadata is attached by using OpenDocument bookmark elements.</text:p>
      <text:p text:style-name="Standard">The XML content would be embraced by two standalone elements<text:span text:style-name="T1"> </text:span><text:span text:style-name="Element">&lt;text:bookmark-start&gt;</text:span> and <text:span text:style-name="Element">&lt;text:bookmark-end&gt; </text:span>marking the region.<text:note text:id="ftn9" text:note-class="footnote"><text:note-citation>9</text:note-citation><text:note-body><text:p text:style-name="Footnote">Bookmark elements are paragraph content. Therefore even when a user selects all paragraphs from a document, their content is the subject of the metadata.</text:p></text:note-body></text:note></text:p>
      <text:p text:style-name="Standard"><text:line-break/><text:line-break/>The <text:span text:style-name="Element">&lt;text:bookmark-start&gt;</text:span> starts within the first paragraph and the <text:span text:style-name="Element">&lt;text:bookmark-end&gt;</text:span> would end within the last paragraph, therefore not the paragraph elements are included, but<text:span text:style-name="T1"> </text:span>their content is included (see below):</text:p>
      <text:p text:style-name="Example">&lt;text:h&gt;Notes from Monday&lt;/text:h&gt;</text:p>
      <text:p text:style-name="Example">&lt;text:p&gt;</text:p>
      <text:p text:style-name="Example"><text:tab/>The patient John Smith came in the morning and </text:p>
      <text:p text:style-name="Example"><text:tab/>&lt;text:bookmark-start text:name="Mark 1" xml:id="<text:span text:style-name="Strong_20_Emphasis">c1</text:span>"/&gt;</text:p>
      <text:p text:style-name="Example"><text:tab/>complained about pain in neck and left foot. <text:line-break/>&lt;/text:p&gt;<text:line-break/>&lt;text:p&gt;<text:line-break/><text:tab/>In the afternoon he reported additional pain in head and stomach.<text:line-break/><text:tab/>&lt;text:bookmark-end text:name="Mark 1"/&gt;</text:p>
      <text:p text:style-name="Example_20_End">&lt;/text:p&gt;</text:p>
      <text:p text:style-name="Standard"><text:line-break/>Bookmarks are standalone XML elements. Although they can only exist within a paragraph, they are able to go around the XML hierarchy and embrace even content that is not part of the paragraph, but only resides between two paragraphs. For example a table between two paragraphs can be embraced by this.</text:p>
      <text:p text:style-name="Standard">This useful independence of the bookmark elements to the XML hierarchy is as well a downside as it complicates their handling by XML applications (e.g. XSLT or DOM based applications).<text:span text:style-name="T1"> </text:span></text:p>
      <text:p text:style-name="Standard">From the standpoint of standard XML applications, the bookmark approach should be avoided.</text:p>
      <text:list text:style-name="Outline" text:continue-numbering="true">
        <text:list-item>
          <text:list text:continue-numbering="true">
            <text:list-item>
              <text:list text:continue-numbering="true">
                <text:list-item>
                  <text:h text:style-name="Heading_20_3" text:outline-level="3">Metadata Manifest Example (Bookmarks)</text:h>
                </text:list-item>
              </text:list>
            </text:list-item>
          </text:list>
        </text:list-item>
      </text:list>
      <text:p text:style-name="Example">&lt;odf:Package rdf:about="urn:uuid:224ab023-77b8-4396-a75a-8cecd85b81e3" </text:p>
      <text:p text:style-name="Example"><text:s text:c="4"/>xmlns:odf="http://docs.oasis-open.org/opendocument/meta/package#" </text:p>
      <text:p text:style-name="Example"><text:s text:c="4"/>&lt;odf:hasPart&gt;</text:p>
      <text:p text:style-name="Example"><text:s text:c="8"/>&lt;odf:ContentFile odf:path="content.xml"&gt;</text:p>
      <text:p text:style-name="Example"><text:s text:c="12"/>&lt;odf:hasPart&gt;</text:p>
      <text:p text:style-name="Example"><text:s text:c="15"/><text:tab/>&lt;odf:Element </text:p>
      <text:p text:style-name="Example"><text:tab/><text:tab/><text:tab/><text:tab/> rdf:about="<text:span text:style-name="Strong_20_Emphasis">urn:uuid:626rg472-75u3-5643-g53g-8avdf987f1d4</text:span>"<text:line-break/><text:tab/><text:tab/><text:tab/><text:tab/> odf:idref="<text:span text:style-name="Strong_20_Emphasis">c1</text:span>"/&gt;</text:p>
      <text:p text:style-name="Example"><text:s text:c="12"/>&lt;/odf:hasPart&gt;</text:p>
      <text:p text:style-name="Example"><text:s text:c="8"/>&lt;/odf:ContentFile&gt;</text:p>
      <text:p text:style-name="Example"><text:s text:c="4"/>&lt;/odf:hasPart&gt;</text:p>
      <text:p text:style-name="Example_20_End">&lt;/odf:Package&gt;</text:p>
      <text:list text:style-name="Outline" text:continue-numbering="true">
        <text:list-item>
          <text:list text:continue-numbering="true">
            <text:list-item>
              <text:list text:continue-numbering="true">
                <text:list-item>
                  <text:h text:style-name="Heading_20_3" text:outline-level="3"><text:span text:style-name="T4">RDF/XML Metadata Example</text:span> (Bookmarks)</text:h>
                </text:list-item>
              </text:list>
            </text:list-item>
          </text:list>
        </text:list-item>
      </text:list>
      <text:p text:style-name="Example">&lt;med:patient rdf:about="http://ex-hospital-DB/patients/ID98765"&gt;</text:p>
      <text:p text:style-name="Example"><text:tab/>&lt;ex:hasID rdf:resource="ID98765"/&gt;</text:p>
      <text:p text:style-name="Example"><text:tab/>&lt;ex:hasSymptoms </text:p>
      <text:p text:style-name="Example"><text:tab/><text:tab/>rdf:resource="<text:span text:style-name="Strong_20_Emphasis">urn:uuid:626rg472-75u3-5643-g53g-8avdf987f1d4</text:span>"&gt;</text:p>
      <text:p text:style-name="Example">&lt;/med:patient&gt;</text:p>
      <text:list text:style-name="Outline" text:continue-numbering="true">
        <text:list-item>
          <text:h text:style-name="Heading_20_1" text:outline-level="1">Metadata Scenarios</text:h>
        </text:list-item>
      </text:list>
      <text:p text:style-name="Text_20_body">There are three different kinds of scenarios between metadata and the parts of the viewed content of the OpenDocument file:</text:p>
      <text:list text:style-name="L5">
        <text:list-item>
          <text:p text:style-name="P45">Content is being described by Metadata</text:p>
        </text:list-item>
        <text:list-item>
          <text:p text:style-name="P45">Content is being created based on Metadata</text:p>
        </text:list-item>
        <text:list-item>
          <text:p text:style-name="P45">Content is tagged as Metadata</text:p>
        </text:list-item>
      </text:list>
      <text:p text:style-name="Text_20_body">Each of them is used for different scenarios and identified in the content of the OpenDocument format by a different binding technique.</text:p>
      <text:list text:style-name="Outline" text:continue-numbering="true">
        <text:list-item>
          <text:list text:continue-numbering="true">
            <text:list-item>
              <text:h text:style-name="Heading_20_2" text:outline-level="2">Content described by Metadata</text:h>
            </text:list-item>
          </text:list>
        </text:list-item>
      </text:list>
      <text:p text:style-name="Text_20_body">Classic metadata is attached to particular content of a document. </text:p>
      <text:p text:style-name="Text_20_body">In this scenario the document editor associates part of the document with metadata. In general this is done by hiding the RDF statements from the user, who is only using a metadata aware component, which performs the binding of the metadata to the content target.</text:p>
      <text:p text:style-name="Text_20_body">This binding is expressed in the OpenDocument format by using the <text:span text:style-name="Attribute">xml:id</text:span> attribute on one of the <text:span text:style-name="Attribute">xml:id</text:span> capable OpenDocument elements to identify the element containing the content to be described.<text:note text:id="ftn10" text:note-class="footnote"><text:note-citation>10</text:note-citation><text:note-body><text:p text:style-name="Text_20_body">When the subpart of a paragraph should be described, there are two OpenDocument elements available. The <text:span text:style-name="Element">&lt;text:meta&gt;</text:span> element should be preferred in this case as the <text:span text:style-name="Element">&lt;text:meta-field&gt;</text:span> has a different function.</text:p></text:note-body></text:note></text:p>
      <text:list text:style-name="Outline" text:continue-numbering="true">
        <text:list-item>
          <text:list text:continue-numbering="true">
            <text:list-item>
              <text:list text:continue-numbering="true">
                <text:list-item>
                  <text:h text:style-name="Heading_20_3" text:outline-level="3">Content Example</text:h>
                </text:list-item>
              </text:list>
            </text:list-item>
          </text:list>
        </text:list-item>
      </text:list>
      <text:p text:style-name="Text_20_body"><text:span text:style-name="Editor_27_s_20_Note">(tested: well-formed)</text:span></text:p>
      <text:p text:style-name="Example">&lt;text:section </text:p>
      <text:p text:style-name="Example"><text:tab/>xml:id="<text:span text:style-name="Strong_20_Emphasis">Sect1</text:span>" text:style-name="Sect1" text:name="PhysicalExamData"&gt;</text:p>
      <text:p text:style-name="Example"><text:tab/>&lt;text:h text:style-name="Heading_20_3" <text:line-break/><text:tab/><text:tab/><text:tab/>text:outline-level="3"&gt;PHYSICAL EXAMINATION&lt;/text:h&gt;</text:p>
      <text:p text:style-name="Example"><text:tab/>&lt;text:p text:style-name="Standard"&gt;</text:p>
      <text:p text:style-name="Example"><text:tab/><text:tab/>&lt;text:meta xml:id="p2"&gt;</text:p>
      <text:p text:style-name="Example"><text:tab/><text:tab/> <text:s/>VITALS: </text:p>
      <text:p text:style-name="Example"><text:tab/><text:tab/><text:tab/>&lt;text:meta xml:id="p3"&gt;Temperature: <text:s text:c="6"/>36.2°<text:tab/>&lt;/text:meta&gt;, </text:p>
      <text:p text:style-name="Example"><text:tab/><text:tab/><text:tab/>&lt;text:meta xml:id="p4"&gt;Pulse: <text:tab/><text:tab/> <text:s text:c="5"/>1.05Hz&lt;/text:meta&gt;</text:p>
      <text:p text:style-name="Example"><text:tab/><text:tab/><text:tab/>&lt;text:meta xml:id="p5"&gt;Respiration: <text:s text:c="6"/>0.2Hz<text:tab/>&lt;/text:meta&gt;</text:p>
      <text:p text:style-name="Example"><text:tab/><text:tab/>&lt;/text:meta&gt;</text:p>
      <text:p text:style-name="Example"><text:tab/>&lt;/text:p&gt;</text:p>
      <text:p text:style-name="Example_20_End">&lt;/text:section&gt;</text:p>
      <text:list text:style-name="Outline" text:continue-numbering="true">
        <text:list-item>
          <text:list text:continue-numbering="true">
            <text:list-item>
              <text:list text:continue-numbering="true">
                <text:list-item>
                  <text:h text:style-name="Heading_20_3" text:outline-level="3">Metadata Manifest Example</text:h>
                </text:list-item>
              </text:list>
            </text:list-item>
          </text:list>
        </text:list-item>
      </text:list>
      <text:p text:style-name="Text_20_body">The techniques to bind an <text:span text:style-name="Attribute">xml:id</text:span> to an IRI by using the metadata manifest are used in the way as<text:span text:style-name="T1"> </text:span>described in the previous chapter.</text:p>
      <text:list text:style-name="Outline" text:continue-numbering="true">
        <text:list-item>
          <text:list text:continue-numbering="true">
            <text:list-item>
              <text:h text:style-name="Heading_20_2" text:outline-level="2">Content created upon Metadata</text:h>
            </text:list-item>
          </text:list>
        </text:list-item>
      </text:list>
      <text:p text:style-name="Text_20_body">This scenario involves <text:span text:style-name="T1">the</text:span> usage of a metadata aware application (i.e. a plug-in for an OpenDocument application) to insert a field within any paragraph. The content of the field is generated by the metadata application based on metadata.</text:p>
      <text:p text:style-name="Text_20_body">In our scenario Dr. J. Franklin takes advantage of a citation plug-in based on metadata, that uses his own GUI to let him choose to quote from a list of medical article – the GUI should not be of our concern, but for sure the citation being saved in the in our medical document.</text:p>
      <text:list text:style-name="Outline" text:continue-numbering="true">
        <text:list-item>
          <text:list text:continue-numbering="true">
            <text:list-item>
              <text:list text:continue-numbering="true">
                <text:list-item>
                  <text:h text:style-name="Heading_20_3" text:outline-level="3">Content Example</text:h>
                </text:list-item>
              </text:list>
            </text:list-item>
          </text:list>
        </text:list-item>
      </text:list>
      <text:p text:style-name="Standard">The citation field in the OpenDocument format is saved as a <text:span text:style-name="Element">&lt;text:meta-field&gt;</text:span> element, which is always part of a paragraph. The <text:span text:style-name="Element">&lt;text:meta-field&gt;</text:span> is not a simple text field, as it is not restricted to text, but might encapsulate any arbitrary paragraph content.</text:p>
      <text:p text:style-name="Standard">The anchor to the metadata is again established by the <text:span text:style-name="Attribute">xml:id</text:span> attribute.</text:p>
      <text:p text:style-name="Example">&lt;text:p text:style-name="Standard"&gt;</text:p>
      <text:p text:style-name="Example"><text:span text:style-name="T3">It can be</text:span> assumed the patient was infected from pigs.</text:p>
      <text:p text:style-name="Example">&lt;text:meta-field xml:id="citation-1"&gt;</text:p>
      <text:p text:style-name="Example"><text:s text:c="2"/>(&lt;text:meta-field xml:id="<text:span text:style-name="Strong_20_Emphasis">citation-1-r1</text:span>"&gt;</text:p>
      <text:p text:style-name="Example"><text:s text:c="4"/>Doe, 1999</text:p>
      <text:p text:style-name="Example"><text:s text:c="2"/>&lt;/text:meta-field&gt;;</text:p>
      <text:p text:style-name="Example"><text:s text:c="2"/>&lt;text:meta-field xml:id="citation-1-r2"&gt;</text:p>
      <text:p text:style-name="Example"><text:s text:c="4"/>Smith, 2000</text:p>
      <text:p text:style-name="Example"><text:s text:c="2"/>&lt;/text:meta-field&gt;)</text:p>
      <text:p text:style-name="Example">&lt;/text:meta-field&gt;</text:p>
      <text:p text:style-name="Example_20_End">&lt;/text:p&gt;</text:p>
      <text:list text:style-name="Outline" text:continue-numbering="true">
        <text:list-item>
          <text:list text:continue-numbering="true">
            <text:list-item>
              <text:list text:continue-numbering="true">
                <text:list-item>
                  <text:h text:style-name="Heading_20_3" text:outline-level="3">Metadata Manifest Example</text:h>
                </text:list-item>
              </text:list>
            </text:list-item>
          </text:list>
        </text:list-item>
      </text:list>
      <text:p text:style-name="Example">&lt;?xml version="1.0"?&gt;</text:p>
      <text:p text:style-name="Example">&lt;rdf:RDF </text:p>
      <text:p text:style-name="Example"><text:s text:c="4"/>xmlns:odf="http://docs.oasis-open.org/opendocument/meta/package#" </text:p>
      <text:p text:style-name="Example"><text:s text:c="4"/>xmlns:rdf="http://www.w3.org/1999/02/22-rdf-syntax-ns#"&gt;</text:p>
      <text:p text:style-name="Example">&lt;odf:Package <text:s text:c="3"/></text:p>
      <text:p text:style-name="Example"><text:s text:c="4"/>rdf:about="urn:uuid:224ab023-77b8-4396-a75a-8cecd85b81e3"&gt;</text:p>
      <text:p text:style-name="Example"><text:s text:c="4"/>&lt;odf:hasPart&gt;</text:p>
      <text:p text:style-name="Example"><text:s text:c="8"/>&lt;odf:MetadataFile odf:path="citation.rdf"&gt;</text:p>
      <text:p text:style-name="Example"><text:s text:c="12"/>&lt;odf:hasPart&gt;</text:p>
      <text:p text:style-name="Example"><text:s text:c="15"/>&lt;odf:Element </text:p>
      <text:p text:style-name="Example"><text:s text:c="17"/>rdf:about="<text:span text:style-name="Strong_20_Emphasis">urn:uuid:afdc453c-5dc8-4988-8dab-fc378bd9e73d</text:span>" </text:p>
      <text:p text:style-name="Example"><text:s text:c="17"/>odf:idref="<text:span text:style-name="Strong_20_Emphasis"><text:span text:style-name="T9">citation-1-r1</text:span></text:span>"/&gt;</text:p>
      <text:p text:style-name="Example"><text:s text:c="12"/>&lt;/odf:hasPart&gt;</text:p>
      <text:p text:style-name="Example"><text:s text:c="12"/>&lt;odf:hasPart&gt;</text:p>
      <text:p text:style-name="Example"><text:s text:c="15"/>&lt;odf:Element </text:p>
      <text:p text:style-name="Example"><text:s text:c="17"/>rdf:about="urn:uuid:321fc314-69d3-4019-859d-29a5dc2721a0" </text:p>
      <text:p text:style-name="Example"><text:s text:c="17"/>odf:idref="citation-1-r2"/&gt;</text:p>
      <text:p text:style-name="Example"><text:s text:c="12"/>&lt;/odf:hasPart&gt;</text:p>
      <text:p text:style-name="Example"><text:s text:c="8"/>&lt;/odf:MetadataFile&gt;</text:p>
      <text:p text:style-name="Example"><text:s text:c="4"/>&lt;/odf:hasPart&gt;</text:p>
      <text:p text:style-name="Example"><text:s text:c="4"/>&lt;odf:hasPart&gt;</text:p>
      <text:p text:style-name="Example"><text:s text:c="8"/>&lt;odf:MetadataFile odf:path="bibliography.rdf"/&gt;</text:p>
      <text:p text:style-name="Example"><text:s text:c="4"/>&lt;/odf:hasPart&gt;</text:p>
      <text:p text:style-name="Example">&lt;/odf:Package&gt;</text:p>
      <text:p text:style-name="Example">&lt;/rdf:RDF&gt;</text:p>
      <text:list text:style-name="Outline" text:continue-numbering="true">
        <text:list-item>
          <text:list text:continue-numbering="true">
            <text:list-item>
              <text:list text:continue-numbering="true">
                <text:list-item>
                  <text:h text:style-name="P3" text:outline-level="3">RDF/XML Metadata Example</text:h>
                </text:list-item>
              </text:list>
            </text:list-item>
          </text:list>
        </text:list-item>
      </text:list>
      <text:p text:style-name="Text_20_body"><text:span text:style-name="Editor_27_s_20_Note">(tested: RDF validated)</text:span></text:p>
      <text:p text:style-name="Text_20_body">Citation.rdf</text:p>
      <text:p text:style-name="Example">&lt;?xml version="1.0"?&gt;</text:p>
      <text:p text:style-name="Example">&lt;rdf:RDF </text:p>
      <text:p text:style-name="Example"><text:s/>xmlns:cite="http://docs.oasis-open.org/prototype/opendocument/citation#"</text:p>
      <text:p text:style-name="Example"><text:s/>xmlns:dcterms="http://dublincore.org/documents/dcmi-terms/#"</text:p>
      <text:p text:style-name="Example"><text:s/>xmlns:rdf="http://www.w3.org/1999/02/22-rdf-syntax-ns#"&gt;</text:p>
      <text:p text:style-name="Example">&lt;cite:Reference rdf:about="<text:span text:style-name="Strong_20_Emphasis">urn:uuid:afdc453c-5dc8-4988-8dab-fc378bd9e73d</text:span>"&gt;</text:p>
      <text:p text:style-name="Example"><text:tab/><text:tab/>&lt;!-- to specify the ID/URI for the source --&gt;</text:p>
      <text:p text:style-name="Example"><text:s text:c="4"/>&lt;dcterms:source rdf:resource="<text:span text:style-name="Strong_20_Emphasis"><text:span text:style-name="T9">info:pmid/17445913</text:span></text:span>"/&gt; </text:p>
      <text:p text:style-name="Example"><text:tab/><text:tab/>&lt;!-- to track position within the list of references --&gt;</text:p>
      <text:p text:style-name="Example"><text:s text:c="4"/>&lt;cite:position&gt;1&lt;/cite:position&gt; </text:p>
      <text:p text:style-name="Example">&lt;/cite:Reference&gt;</text:p>
      <text:p text:style-name="Example"/>
      <text:p text:style-name="Example">&lt;cite:Reference rdf:about="urn:uuid:321fc314-69d3-4019-859d-29a5dc2721a0"&gt;</text:p>
      <text:p text:style-name="Example"><text:s text:c="4"/>&lt;dcterms:source rdf:resource="urn:isbn:12902189"/&gt;</text:p>
      <text:p text:style-name="Example"><text:s text:c="4"/>&lt;cite:position&gt;2&lt;/cite:position&gt;</text:p>
      <text:p text:style-name="Example"><text:s text:c="4"/>&lt;cite:pages&gt;23&lt;/cite:pages&gt;</text:p>
      <text:p text:style-name="Example">&lt;/cite:Reference&gt; </text:p>
      <text:p text:style-name="Example">&lt;/rdf:RDF&gt;</text:p>
      <text:p text:style-name="Text_20_body"><text:span text:style-name="Editor_27_s_20_Note"/></text:p>
      <text:p text:style-name="Text_20_body">Bibliography.rdf<text:note text:id="ftn11" text:note-class="footnote"><text:note-citation>11</text:note-citation><text:note-body><text:p text:style-name="Footnote">Taken from http://www.hubmed.org/</text:p></text:note-body></text:note></text:p>
      <text:p text:style-name="Example">&lt;?xml version="1.0" encoding="UTF-8"?&gt;</text:p>
      <text:p text:style-name="Example">&lt;rdf:RDF</text:p>
      <text:p text:style-name="Example"><text:s text:c="2"/>xmlns:bibtex="http://purl.oclc.org/NET/nknouf/ns/bibtex#"</text:p>
      <text:p text:style-name="Example"><text:s text:c="2"/>xmlns:rdf="http://www.w3.org/1999/02/22-rdf-syntax-ns#"</text:p>
      <text:p text:style-name="Example"><text:s text:c="2"/>xmlns:dc="http://purl.org/dc/elements/1.1/"</text:p>
      <text:p text:style-name="Example"><text:s text:c="2"/>xmlns:dcterms="http://purl.org/dc/terms/"</text:p>
      <text:p text:style-name="Example"><text:s text:c="2"/>xmlns:prism="http://prismstandard.org/namespaces/1.2/basic/"</text:p>
      <text:p text:style-name="Example"><text:s text:c="2"/>xmlns:foaf="http://xmlns.com/foaf/0.1/"</text:p>
      <text:p text:style-name="Example">&gt;</text:p>
      <text:p text:style-name="Example">&lt;bibtex:Article rdf:about="<text:span text:style-name="Strong_20_Emphasis"><text:span text:style-name="T9">info:pmid/17445913</text:span></text:span>"&gt;</text:p>
      <text:p text:style-name="Example"><text:s text:c="4"/>&lt;dc:title&gt;Neuraminidase inhibitor susceptibility of porcine H3N2 influenza A viruses isolated in Germany between 1982 and 1999.&lt;/dc:title&gt;</text:p>
      <text:p text:style-name="Example"><text:s text:c="4"/>&lt;dcterms:abstract&gt;As an intermediate host of avian and human influenza A viruses (FLUAV) pigs may play a potential role in interspecies virus transmission and reassortment of viral genes including those conferring antiviral drug resistance. Porcine FLUAV isolated in Germany between 1989 and 2001 contains mutations in the M2 gene inducing amantadine resistance. No data exist on neuraminidase inhibitor (NAI) susceptibility of these porcine FLUAV. We studied the antiviral activity of NAI against seven selected H3N2 FLUAV isolated from pigs in Germany between 1982 and 1999. All isolates were susceptible towards oseltamivir and zanamivir in neuraminidase enzyme-inhibition assays. Both compounds inhibited virus spreading and reduced the virus yields and plaque size at low concentrations. Higher concentrations were necessary to reduce the plaque number. Two isolates that differed in glycosylation pattern of viral hemagglutinin (HA) showed markedly reduced drug susceptibility in cell culture-based assays.&lt;/dcterms:abstract&gt;</text:p>
      <text:p text:style-name="Example"><text:s text:c="4"/>&lt;dc:creator&gt;K Bauer&lt;/dc:creator&gt;</text:p>
      <text:p text:style-name="Example"><text:s text:c="4"/>&lt;dc:creator&gt;C Schrader&lt;/dc:creator&gt;</text:p>
      <text:p text:style-name="Example"><text:s text:c="4"/>&lt;dc:creator&gt;J Suess&lt;/dc:creator&gt;</text:p>
      <text:p text:style-name="Example"><text:s text:c="4"/>&lt;dc:creator&gt;P Wutzler&lt;/dc:creator&gt;</text:p>
      <text:p text:style-name="Example"><text:s text:c="4"/>&lt;dc:creator&gt;M Schmidtke&lt;/dc:creator&gt;</text:p>
      <text:p text:style-name="Example"/>
      <text:p text:style-name="Example"><text:s text:c="4"/>&lt;foaf:maker&gt;</text:p>
      <text:p text:style-name="Example"><text:s text:c="8"/>&lt;foaf:Person rdf:about="http://purl.org/net/hubmed/ns/pmids/17445913/authors/Bauer,K"&gt;</text:p>
      <text:p text:style-name="Example"><text:s text:c="12"/>&lt;foaf:name&gt;K Bauer&lt;/foaf:name&gt;</text:p>
      <text:p text:style-name="Example"><text:s text:c="12"/>&lt;rdf:value&gt;K Bauer&lt;/rdf:value&gt;</text:p>
      <text:p text:style-name="Example"><text:s text:c="12"/>&lt;foaf:givenname&gt;&lt;/foaf:givenname&gt;</text:p>
      <text:p text:style-name="Example"><text:s text:c="12"/>&lt;foaf:surname&gt;Bauer&lt;/foaf:surname&gt;</text:p>
      <text:p text:style-name="Example"><text:s text:c="8"/>&lt;/foaf:Person&gt;</text:p>
      <text:p text:style-name="Example"><text:s text:c="4"/>&lt;/foaf:maker&gt;</text:p>
      <text:p text:style-name="Example"><text:s text:c="4"/>&lt;foaf:maker&gt;</text:p>
      <text:p text:style-name="Example"><text:s text:c="8"/>&lt;foaf:Person rdf:about="http://purl.org/net/hubmed/ns/pmids/17445913/authors/Schrader,C"&gt;</text:p>
      <text:p text:style-name="Example"><text:s text:c="12"/>&lt;foaf:name&gt;C Schrader&lt;/foaf:name&gt;</text:p>
      <text:p text:style-name="Example"><text:s text:c="12"/>&lt;rdf:value&gt;C Schrader&lt;/rdf:value&gt;</text:p>
      <text:p text:style-name="Example"><text:s text:c="12"/>&lt;foaf:givenname&gt;&lt;/foaf:givenname&gt;</text:p>
      <text:p text:style-name="Example"><text:s text:c="12"/>&lt;foaf:surname&gt;Schrader&lt;/foaf:surname&gt;</text:p>
      <text:p text:style-name="Example"><text:s text:c="8"/>&lt;/foaf:Person&gt;</text:p>
      <text:p text:style-name="Example"><text:s text:c="4"/>&lt;/foaf:maker&gt;</text:p>
      <text:p text:style-name="Example"><text:s text:c="4"/>&lt;foaf:maker&gt;</text:p>
      <text:p text:style-name="Example"><text:s text:c="8"/>&lt;foaf:Person rdf:about="http://purl.org/net/hubmed/ns/pmids/17445913/authors/Suess,J"&gt;</text:p>
      <text:p text:style-name="Example"><text:s text:c="12"/>&lt;foaf:name&gt;J Suess&lt;/foaf:name&gt;</text:p>
      <text:p text:style-name="Example"><text:s text:c="12"/>&lt;rdf:value&gt;J Suess&lt;/rdf:value&gt;</text:p>
      <text:p text:style-name="Example"><text:s text:c="12"/>&lt;foaf:givenname&gt;&lt;/foaf:givenname&gt;</text:p>
      <text:p text:style-name="Example"><text:s text:c="12"/>&lt;foaf:surname&gt;Suess&lt;/foaf:surname&gt;</text:p>
      <text:p text:style-name="Example"><text:s text:c="8"/>&lt;/foaf:Person&gt;</text:p>
      <text:p text:style-name="Example"><text:s text:c="4"/>&lt;/foaf:maker&gt;</text:p>
      <text:p text:style-name="Example"><text:s text:c="4"/>&lt;foaf:maker&gt;</text:p>
      <text:p text:style-name="Example"><text:s text:c="8"/>&lt;foaf:Person rdf:about="http://purl.org/net/hubmed/ns/pmids/17445913/authors/Wutzler,P"&gt;</text:p>
      <text:p text:style-name="Example"><text:s text:c="12"/>&lt;foaf:name&gt;P Wutzler&lt;/foaf:name&gt;</text:p>
      <text:p text:style-name="Example"><text:s text:c="12"/>&lt;rdf:value&gt;P Wutzler&lt;/rdf:value&gt;</text:p>
      <text:p text:style-name="Example"><text:s text:c="12"/>&lt;foaf:givenname&gt;&lt;/foaf:givenname&gt;</text:p>
      <text:p text:style-name="Example"><text:s text:c="12"/>&lt;foaf:surname&gt;Wutzler&lt;/foaf:surname&gt;</text:p>
      <text:p text:style-name="Example"><text:s text:c="8"/>&lt;/foaf:Person&gt;</text:p>
      <text:p text:style-name="Example"><text:s text:c="4"/>&lt;/foaf:maker&gt;</text:p>
      <text:p text:style-name="Example"><text:s text:c="4"/>&lt;foaf:maker&gt;</text:p>
      <text:p text:style-name="Example"><text:s text:c="8"/>&lt;foaf:Person rdf:about="http://purl.org/net/hubmed/ns/pmids/17445913/authors/Schmidtke,M"&gt;</text:p>
      <text:p text:style-name="Example"><text:s text:c="12"/>&lt;foaf:name&gt;M Schmidtke&lt;/foaf:name&gt;</text:p>
      <text:p text:style-name="Example"><text:s text:c="12"/>&lt;rdf:value&gt;M Schmidtke&lt;/rdf:value&gt;</text:p>
      <text:p text:style-name="Example"><text:s text:c="12"/>&lt;foaf:givenname&gt;&lt;/foaf:givenname&gt;</text:p>
      <text:p text:style-name="Example"><text:s text:c="12"/>&lt;foaf:surname&gt;Schmidtke&lt;/foaf:surname&gt;</text:p>
      <text:p text:style-name="Example"><text:s text:c="8"/>&lt;/foaf:Person&gt;</text:p>
      <text:p text:style-name="Example"><text:s text:c="4"/>&lt;/foaf:maker&gt;</text:p>
      <text:p text:style-name="Example"><text:s text:c="4"/>&lt;dc:identifier&gt;10.1016/j.antiviral.2007.03.007&lt;/dc:identifier&gt;</text:p>
      <text:p text:style-name="Example"><text:s text:c="4"/>&lt;prism:publicationName&gt;Antiviral Res&lt;/prism:publicationName&gt;</text:p>
      <text:p text:style-name="Example"><text:s text:c="4"/>&lt;prism:publicationDate&gt;2007-09&lt;/prism:publicationDate&gt;</text:p>
      <text:p text:style-name="Example"><text:s text:c="4"/>&lt;prism:volume&gt;75&lt;/prism:volume&gt;</text:p>
      <text:p text:style-name="Example"><text:s text:c="4"/>&lt;prism:number&gt;3&lt;/prism:number&gt;</text:p>
      <text:p text:style-name="Example"><text:s text:c="4"/>&lt;prism:startingPage&gt;219&lt;/prism:startingPage&gt;</text:p>
      <text:p text:style-name="Example"><text:s text:c="4"/>&lt;prism:endingPage&gt;226&lt;/prism:endingPage&gt;</text:p>
      <text:p text:style-name="Example"><text:s text:c="4"/>&lt;prism:isPartOf rdf:resource="urn:issn:0166-3542"/&gt;</text:p>
      <text:p text:style-name="Example">&lt;/bibtex:Article&gt;</text:p>
      <text:p text:style-name="Example">&lt;/rdf:RDF&gt;</text:p>
      <text:p text:style-name="P2"/>
      <text:list text:style-name="Outline" text:continue-numbering="true">
        <text:list-item>
          <text:list text:continue-numbering="true">
            <text:list-item>
              <text:h text:style-name="Heading_20_2" text:outline-level="2">Content equivalent to Metadata</text:h>
            </text:list-item>
          </text:list>
        </text:list-item>
      </text:list>
      <text:p text:style-name="Text_20_body">Whenever a text portion of the document is also used as metadata at the same time (RDF literal), the text portion should not exist both <text:span text:style-name="T6">in the metadata and content files.</text:span></text:p>
      <text:p text:style-name="P6">Duplicating data risks inconsistency between the RDF/XML file (readable for RDF applications) and the viewable content (readable for humans).</text:p>
      <text:p text:style-name="Text_20_body">As the text portion should be viewable by ODF applications that are not able to process metadata, the literal should solely exist in the content. </text:p>
      <text:p text:style-name="Text_20_body">Instead of identifying OpenDocuments elements by xml:id and binding them by the metadata manifest to IRIs, which are used by the RDF/XML files, the IRIs describing the content are placed in the content. We speak of in content metadata.</text:p>
      <text:p text:style-name="Text_20_body">There are just five OpenDocument elements that are capable of in content metadata.</text:p>
      <text:list text:style-name="Outline" text:continue-numbering="true">
        <text:list-item>
          <text:list text:continue-numbering="true">
            <text:list-item>
              <text:list text:continue-numbering="true">
                <text:list-item>
                  <text:h text:style-name="Heading_20_3" text:outline-level="3">Content Example</text:h>
                </text:list-item>
              </text:list>
            </text:list-item>
          </text:list>
        </text:list-item>
      </text:list>
      <text:p text:style-name="Example">&lt;text:p text:style-name="Standard"&gt;</text:p>
      <text:p text:style-name="Example"><text:s text:c="4"/>The patient name is:</text:p>
      <text:p text:style-name="Example"><text:s text:c="4"/>&lt;text:meta </text:p>
      <text:p text:style-name="Example"><text:tab/><text:tab/>m:about="<text:span text:style-name="Strong_20_Emphasis">http://ex-hospital-DB/patients/ID98765</text:span>"</text:p>
      <text:p text:style-name="Example"><text:tab/><text:tab/>m:property="http://www.w3.org/2006/vcard/ns#fn"&gt;</text:p>
      <text:p text:style-name="Example"><text:tab/><text:tab/>John Smith</text:p>
      <text:p text:style-name="Example"><text:tab/>&lt;/text:meta&gt;</text:p>
      <text:p text:style-name="Example">&lt;/text:p&gt;</text:p>
      <text:list text:style-name="Outline" text:continue-numbering="true">
        <text:list-item>
          <text:list text:continue-numbering="true">
            <text:list-item>
              <text:list text:continue-numbering="true">
                <text:list-item>
                  <text:h text:style-name="P3" text:outline-level="3">RDF/XML Metadata Example</text:h>
                </text:list-item>
              </text:list>
            </text:list-item>
          </text:list>
        </text:list-item>
      </text:list>
      <text:p text:style-name="Example">&lt;med:patient rdf:about="<text:span text:style-name="Strong_20_Emphasis">http://ex-hospital-DB/patients/ID98765</text:span>"&gt;</text:p>
      <text:p text:style-name="Example"><text:tab/>&lt;ex:hasID rdf:resource="ID98765"/&gt;</text:p>
      <text:p text:style-name="Example"><text:tab/>&lt;ex:hasVitals&gt;</text:p>
      <text:p text:style-name="Example"><text:tab/> <text:s text:c="2"/>&lt;med:vitalData rdf:about="http://hospital-DB/medical-note-cc1593"/&gt;</text:p>
      <text:p text:style-name="Example"><text:tab/>&lt;/ex:hasVitals&gt;</text:p>
      <text:p text:style-name="Example">&lt;/med:patient&gt;</text:p>
      <text:p text:style-name="P6"/>
      <text:p text:style-name="P6">Note: It is not part of this specification how these metadata information will be added to the document. For instance, what kind of metadata tools are being used together with the ODF application to enable an efficient handling in the daily routine of a hospital.</text:p>
      <text:list text:style-name="Outline" text:continue-numbering="true">
        <text:list-item>
          <text:h text:style-name="Heading_20_1" text:outline-level="1">Metadata Proposal's FAQ </text:h>
        </text:list-item>
      </text:list>
      <text:list text:style-name="L6">
        <text:list-item>
          <text:p text:style-name="P13">In section 1.1 it is written: “ Applications that read and write documents <text:span text:style-name="ISO_20_Keyword">should</text:span> preserve all metadata files. “ Why is it not a <text:span text:style-name="ISO_20_Keyword">must</text:span>?</text:p>
          <text:p text:style-name="P13">Because when the document is being edited by an OpenDocument application that is not capable of using metadata, the application should get the change to drop the metadata to prevent inconsistencies between the metadata and the viewed content.</text:p>
        </text:list-item>
        <text:list-item>
          <text:p text:style-name="P13">When shall the metadata related text:meta-field be used and when the OpenDocument XForms field approach?<text:line-break/><text:line-break/>These are two different technologies targeting two different scenarios:<text:line-break/><text:line-break/>A document using the XForms approach encapsulates an XML data file with it's arbitrary custom schema (e.g. Universal Business Language - UBL), the XML values can be viewed, changed and validated via form fields directly in the text flow of the document and the complete XML data even be submitted - for example via a form control like a button - to an email account, webservice or disc location.<text:line-break/> <text:line-break/>Metadata is machine readable information describing the document content. <text:line-break/>The metadata files are always stored as RDF/XML files in the package, there is no other custom XML schema. Instead RDF is using custom sets of IRIs (vocabularies) to allow flexible usage of RDF statements. <text:line-break/>In contrary to XForms the metadata approach do not take care of any submit mechanism as the complete document is usually being read by a metadata aware application (e.g. OpenDocument 1.2 compliant Offices).</text:p>
        </text:list-item>
        <text:list-item>
          <text:p text:style-name="P13">Can I use custom XML schemas to validate RDF statements of RDF/XML?<text:line-break/>The RDF statements of a RDF/XML file create one RDF graph, but as this RDF graph might result into various occurences of RDF/XML files, schema validation can hardly be used to validate RDF statements.</text:p>
        </text:list-item>
        <text:list-item>
          <text:p text:style-name="P13">Why do we need Named Graphs?<text:line-break/>Usually all RDF/XML files would generate one RDF graph in memory. Using Named Graphs is the way to have named subsets of this one complete RDF graph. In RDF/XML the named graph is always identical with graph described in one RDF/XML file. The name is specified in the metadata manifest file and is similar to the IRI from the <text:span text:style-name="Attribute">rdf:about</text:span> attribute of <text:span text:style-name="Element">&lt;MetadataFile&gt;</text:span>. In case RDF statements of in content metadata it would be a different <text:span text:style-name="Element">&lt;odf:File&gt;</text:span> subclass like <text:span text:style-name="Element">&lt;odf:ContentFile&gt;</text:span> or <text:span text:style-name="Element">&lt;odf:StylesFile&gt;</text:span>.</text:p>
        </text:list-item>
        <text:list-item>
          <text:p text:style-name="P13">Why are no common metadata attributes (i.e. <text:span text:style-name="Attribute">m:about</text:span>, <text:span text:style-name="Attribute">m:property</text:span>, <text:span text:style-name="Attribute">m:data-value</text:span> and <text:span text:style-name="Attribute">m:data-type</text:span>) allowed on <text:span text:style-name="Element">&lt;text:meta-field&gt;</text:span>?<text:line-break/>The content of <text:span text:style-name="Element">&lt;text:meta-field&gt; </text:span>is meant to be created upon metadata. Describing it again by metadata seems redundant.</text:p>
        </text:list-item>
      </text:list>
      <text:list text:style-name="Appendix">
        <text:list-item>
          <text:p text:style-name="Appendix_20_Heading_20_1" text:cond-style-name="Appendix_20_Heading">References</text:p>
        </text:list-item>
      </text:list>
      <text:bibliography text:style-name="Sect2" text:protected="true" text:name="Literaturverzeichnis1">
        <text:bibliography-source>
          <text:index-title-template text:style-nam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bibliography text:bibliography-data-field="edition"/>
            <text:index-entry-span>, </text:index-entry-span>
            <text:index-entry-bibliography text:bibliography-data-field="year"/>
            <text:index-entry-span>.</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0">[<text:span text:style-name="Strong_20_Emphasis">RFC3987</text:span>]<text:tab/>M. Duerst, M. Suignard, <text:span text:style-name="Emphasis">Internationalized Resource Identifiers (IRIs)</text:span>, http://www.ietf.org/rfc/rfc3987.txt, , 2005.</text:p>
        </text:index-body>
      </text:bibliography>
      <text:p text:style-name="P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umberland" svg:font-family="Cumberland" style:font-family-generic="modern" style:font-pitch="fixed"/>
    <style:font-face style:name="Courier New" svg:font-family="'Courier New'" style:font-family-generic="roma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555in" fo:margin-bottom="0.0555in" fo:orphans="2" fo:widows="2" text:number-lines="false" text:line-number="0"/>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in" fo:margin-right="0in" fo:margin-top="0.3335in" fo:margin-bottom="0.0835in" fo:text-indent="0in" style:auto-text-indent="false" fo:break-before="page" fo:padding-left="0in" fo:padding-right="0in" fo:padding-top="0.0835in" fo:padding-bottom="0in" fo:border-left="none" fo:border-right="none" fo:border-top="0.0008in solid #000000" fo:border-bottom="none" fo:keep-with-next="always"/>
      <style:text-properties fo:color="#000099"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in" fo:margin-right="0in" fo:margin-top="0.1665in" fo:margin-bottom="0.0835in" fo:text-indent="0in" style:auto-text-indent="false" fo:break-before="auto" fo:break-after="auto" fo:padding="0in" fo:border="none">
        <style:tab-stops>
          <style:tab-stop style:position="0.25in"/>
        </style:tab-stops>
      </style:paragraph-properties>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in" fo:margin-right="0in" fo:text-indent="0in" style:auto-text-indent="false">
        <style:tab-stops>
          <style:tab-stop style:position="0.25in"/>
        </style:tab-stops>
      </style:paragraph-properties>
      <style:text-properties fo:font-size="13pt" style:font-size-asian="13pt" style:font-size-complex="13pt" style:font-weight-complex="bold"/>
    </style:style>
    <style:style style:name="Heading_20_4" style:display-name="Heading 4" style:family="paragraph" style:parent-style-name="Heading_20_3" style:next-style-name="Standard" style:list-style-name="Outline" style:class="text" style:default-outline-level="4">
      <style:paragraph-properties fo:margin-left="0in" fo:margin-right="0in" fo:text-indent="0in" style:auto-text-indent="false">
        <style:tab-stops>
          <style:tab-stop style:position="0.25in"/>
        </style:tab-stops>
      </style:paragraph-properties>
      <style:text-properties fo:font-size="12pt" style:font-size-asian="12pt" style:font-size-complex="14pt" style:font-weight-complex="normal"/>
    </style:style>
    <style:style style:name="Heading_20_5" style:display-name="Heading 5" style:family="paragraph" style:parent-style-name="Heading_20_4" style:next-style-name="Standard" style:list-style-name="Outline" style:class="text" style:default-outline-level="5">
      <style:paragraph-properties fo:margin-left="0in" fo:margin-right="0in" fo:text-indent="0in" style:auto-text-indent="false">
        <style:tab-stops>
          <style:tab-stop style:position="0.25in"/>
        </style:tab-stops>
      </style:paragraph-properties>
      <style:text-properties style:font-size-complex="13pt" style:font-style-complex="normal" style:font-weight-complex="bold"/>
    </style:style>
    <style:style style:name="Heading_20_6" style:display-name="Heading 6" style:family="paragraph" style:parent-style-name="Heading_20_5" style:next-style-name="Standard" style:list-style-name="Outline" style:class="text" style:default-outline-level="6">
      <style:paragraph-properties fo:margin-left="0in" fo:margin-right="0in" fo:text-indent="0in" style:auto-text-indent="false">
        <style:tab-stops>
          <style:tab-stop style:position="0.25in"/>
        </style:tab-stops>
      </style:paragraph-properties>
      <style:text-properties fo:font-size="11pt" style:font-size-asian="11pt" style:font-size-complex="11pt" style:font-weight-complex="normal"/>
    </style:style>
    <style:style style:name="Heading_20_7" style:display-name="Heading 7" style:family="paragraph" style:parent-style-name="Heading_20_6" style:next-style-name="Standard" style:list-style-name="Outline" style:class="text" style:default-outline-level="7">
      <style:paragraph-properties fo:margin-left="0in" fo:margin-right="0in" fo:text-indent="0in" style:auto-text-indent="false">
        <style:tab-stops>
          <style:tab-stop style:position="0.25in"/>
        </style:tab-stops>
      </style:paragraph-properties>
    </style:style>
    <style:style style:name="Heading_20_8" style:display-name="Heading 8" style:family="paragraph" style:parent-style-name="Heading_20_7" style:next-style-name="Standard" style:list-style-name="Outline" style:class="text" style:default-outline-level="8">
      <style:paragraph-properties fo:margin-left="0in" fo:margin-right="0in" fo:text-indent="0in" style:auto-text-indent="false">
        <style:tab-stops>
          <style:tab-stop style:position="0.25in"/>
        </style:tab-stops>
      </style:paragraph-properties>
      <style:text-properties fo:font-style="italic" style:font-style-asian="italic" style:font-style-complex="italic"/>
    </style:style>
    <style:style style:name="Heading_20_9" style:display-name="Heading 9" style:family="paragraph" style:parent-style-name="Heading_20_8" style:next-style-name="Standard" style:list-style-name="Outline" style:class="text" style:default-outline-level="9">
      <style:paragraph-properties fo:margin-left="0in" fo:margin-right="0in" fo:text-indent="0in" style:auto-text-indent="false">
        <style:tab-stops>
          <style:tab-stop style:position="0.25in"/>
        </style:tab-stops>
      </style:paragraph-properties>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fo:margin-top="0in" fo:margin-bottom="0in" text:number-lines="false" text:line-number="0">
        <style:tab-stops>
          <style:tab-stop style:position="3in" style:type="center"/>
          <style:tab-stop style:position="6in" style:type="right"/>
        </style:tab-stops>
      </style:paragraph-properties>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417in" fo:margin-bottom="0.0417in"/>
    </style:style>
    <style:style style:name="Contents_20_2" style:display-name="Contents 2" style:family="paragraph" style:parent-style-name="Standard" style:next-style-name="Standard" style:class="index">
      <style:paragraph-properties fo:margin-left="0.1665in" fo:margin-right="0in" fo:margin-top="0.0417in" fo:margin-bottom="0.0417in"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0417in" fo:margin-bottom="0.0417in"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9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47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5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9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27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1665in" fo:padding-left="0in" fo:padding-right="0in" fo:padding-top="0.0138in" fo:padding-bottom="0in" fo:border-left="none" fo:border-right="none" fo:border-top="0.0008in solid #000000" fo:border-bottom="none"/>
      <style:text-properties fo:color="#333399" fo:font-size="24pt" fo:font-weight="bold" style:letter-kerning="true" style:font-size-asian="24pt" style:font-weight-asian="bold" style:font-name-complex="Arial" style:font-size-complex="16pt" style:font-weight-complex="bold"/>
    </style:style>
    <style:style style:name="Subtitle" style:family="paragraph" style:parent-style-name="Title" style:next-style-name="Text_20_body" style:class="chapter">
      <style:paragraph-properties fo:margin-top="0.1665in" fo:margin-bottom="0.25in"/>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0555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_20_page_20_info" style:display-name="Title page info" style:family="paragraph" style:parent-style-name="Standard" style:next-style-name="Title_20_page_20_info_20_description">
      <style:paragraph-properties fo:margin-top="0.0835in" fo:margin-bottom="0in" fo:keep-with-next="auto"/>
      <style:text-properties fo:color="#333399"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style:text-properties fo:color="#000000" fo:font-weight="normal" style:font-weight-asian="normal"/>
    </style:style>
    <style:style style:name="Contributor" style:family="paragraph" style:parent-style-name="Title_20_page_20_info_20_description">
      <style:paragraph-properties fo:margin-top="0in" fo:margin-bottom="0in"/>
      <style:text-properties fo:language="en" fo:country="US"/>
    </style:style>
    <style:style style:name="Legal_20_notice" style:display-name="Legal notice" style:family="paragraph" style:parent-style-name="Title_20_page_20_info_20_description">
      <style:paragraph-properties fo:margin-left="0in" fo:margin-right="0in" fo:margin-top="0.1665in" fo:margin-bottom="0.0555in" fo:text-indent="0.0008in" style:auto-text-indent="false"/>
    </style:style>
    <style:style style:name="Code" style:family="paragraph" style:parent-style-name="Standard">
      <style:paragraph-properties fo:margin-left="0in" fo:margin-right="0in" fo:margin-top="0in" fo:margin-bottom="0in" fo:keep-together="always" fo:text-indent="0in" style:auto-text-indent="false" fo:background-color="#d9d9d9" fo:padding-left="0in" fo:padding-right="0in" fo:padding-top="0.0417in" fo:padding-bottom="0.0417in" fo:border-left="none" fo:border-right="none" fo:border-top="0.0008in solid #000000" fo:border-bottom="0.0008in solid #000000">
        <style:tab-stops>
          <style:tab-stop style:position="0.2953in"/>
          <style:tab-stop style:position="0.5902in"/>
          <style:tab-stop style:position="0.8862in"/>
          <style:tab-stop style:position="1.1811in"/>
          <style:tab-stop style:position="1.4764in"/>
          <style:tab-stop style:position="1.7717in"/>
          <style:tab-stop style:position="2.0665in"/>
          <style:tab-stop style:position="2.3626in"/>
          <style:tab-stop style:position="2.6575in"/>
          <style:tab-stop style:position="2.9528in"/>
          <style:tab-stop style:position="3.248in"/>
          <style:tab-stop style:position="3.5429in"/>
        </style:tab-stops>
        <style:background-image/>
      </style:paragraph-properties>
      <style:text-properties style:font-name="Courier New1" fo:font-size="9pt" fo:language="en" fo:country="US" style:font-size-asian="9pt"/>
    </style:style>
    <style:style style:name="Note" style:family="paragraph" style:parent-style-name="Standard" style:next-style-name="Standard">
      <style:paragraph-properties fo:margin-left="0.5in" fo:margin-right="0.5in" fo:margin-top="0.0835in" fo:margin-bottom="0.0835in" fo:text-indent="0.0008in" style:auto-text-indent="false"/>
    </style:style>
    <style:style style:name="Appendix_20_Heading_20_1" style:display-name="Appendix Heading 1" style:family="paragraph" style:parent-style-name="Heading_20_1" style:next-style-name="Standard" style:list-style-name="Appendix">
      <style:paragraph-properties fo:margin-left="0in" fo:margin-right="0in" fo:margin-top="0.1945in" fo:margin-bottom="0.1945in" fo:text-indent="0in" style:auto-text-indent="false"/>
      <style:text-properties fo:color="#333399" style:letter-kerning="true"/>
    </style:style>
    <style:style style:name="Example" style:family="paragraph" style:parent-style-name="Code">
      <style:paragraph-properties fo:margin-left="0.3937in" fo:margin-right="0in" fo:text-indent="0in" style:auto-text-indent="false" fo:background-color="#e6e6e6" fo:padding="0.0193in" fo:border="0.0008in solid #000000">
        <style:background-image/>
      </style:paragraph-properties>
    </style:style>
    <style:style style:name="Bullet_20_List" style:display-name="Bullet List" style:family="paragraph" style:parent-style-name="Standard" style:list-style-name="BulletedList"/>
    <style:style style:name="Example_20_End" style:display-name="Example End" style:family="paragraph" style:parent-style-name="Example">
      <style:paragraph-properties fo:margin-top="0in" fo:margin-bottom="0.0827in"/>
    </style:style>
    <style:style style:name="Appendix_20_Heading_20_2" style:display-name="Appendix Heading 2" style:family="paragraph" style:parent-style-name="Heading_20_2"/>
    <style:style style:name="Appendix_20_Heading" style:display-name="Appendix Heading" style:family="paragraph" style:parent-style-name="Appendix_20_Heading_20_1">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Standard">
      <style:paragraph-properties fo:background-color="#ff0000">
        <style:background-image/>
      </style:paragraph-properties>
    </style:style>
    <style:style style:name="TODO_20_RelaxNG" style:display-name="TODO RelaxNG" style:family="paragraph" style:parent-style-name="RelaxNG">
      <style:paragraph-properties fo:background-color="#ff0000">
        <style:background-image/>
      </style:paragraph-properties>
    </style:style>
    <style:style style:name="RelaxNG" style:family="paragraph" style:parent-style-name="Code">
      <style:paragraph-properties text:number-lines="true" text:line-number="0"/>
    </style:style>
    <style:style style:name="Changed_20_Relax_20_NG" style:display-name="Changed Relax NG" style:family="paragraph" style:parent-style-name="RelaxNG">
      <style:paragraph-properties fo:background-color="#ffff00">
        <style:background-image/>
      </style:paragraph-properties>
    </style:style>
    <style:style style:name="Changed" style:family="paragraph" style:parent-style-name="Standard">
      <style:paragraph-properties fo:background-color="#ffff00">
        <style:background-image/>
      </style:paragraph-properties>
    </style:style>
    <style:style style:name="OWL_20_Manifest" style:display-name="OWL Manifest" style:family="paragraph" style:parent-style-name="Code">
      <style:paragraph-properties text:number-lines="true" text:line-number="0"/>
    </style:style>
    <style:style style:name="TODO_20_Relax_20_NG_20_Manifest" style:display-name="TODO Relax NG Manifest" style:family="paragraph" style:parent-style-name="OWL_20_Manifest">
      <style:paragraph-properties fo:background-color="#ff0000">
        <style:background-image/>
      </style:paragraph-properties>
    </style:style>
    <style:style style:name="Appendix_20_Heading_20_3" style:display-name="Appendix Heading 3" style:family="paragraph" style:parent-style-name="Heading_20_3"/>
    <style:style style:name="RelaxNG_20_Strict" style:display-name="RelaxNG Strict" style:family="paragraph" style:parent-style-name="Code">
      <style:paragraph-properties text:number-lines="true" text:line-number="0"/>
    </style:style>
    <style:style style:name="Ref" style:family="paragraph" style:parent-style-name="Standard">
      <style:paragraph-properties fo:margin-left="1.5in" fo:margin-right="0in" fo:margin-top="0.028in" fo:margin-bottom="0.028in" fo:text-indent="-1.25in" style:auto-text-indent="false"/>
      <style:text-properties fo:color="#000000" style:font-weight-complex="bold"/>
    </style:style>
    <style:style style:name="TODO_20_proposal_20_to_20_the_20_SC" style:display-name="TODO proposal to the SC" style:family="paragraph" style:parent-style-name="Standard">
      <style:paragraph-properties fo:background-color="#ffcc99">
        <style:background-image/>
      </style:paragraph-properties>
    </style:style>
    <style:style style:name="Example_20_end" style:display-name="Example end" style:family="paragraph" style:parent-style-name="Example" style:next-style-name="Text_20_body">
      <style:paragraph-properties fo:margin-top="0in" fo:margin-bottom="0.0827in"/>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ee" style:text-underline-style="none"/>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
    </style:style>
    <style:style style:name="Variable" style:family="text">
      <style:text-properties fo:font-style="italic" style:font-style-asian="italic" style:font-style-complex="italic"/>
    </style:style>
    <style:style style:name="Definition" style:family="text"/>
    <style:style style:name="Datatype" style:family="text">
      <style:text-properties style:font-name="Courier New1"/>
    </style:style>
    <style:style style:name="Element" style:family="text">
      <style:text-properties style:font-name="Courier New1" style:font-size-rel="-2pt" style:font-size-rel-asian="-2pt"/>
    </style:style>
    <style:style style:name="Attribute" style:family="text">
      <style:text-properties style:font-name="Courier New1" fo:font-size="10pt" style:font-size-asian="10pt"/>
    </style:style>
    <style:style style:name="Keyword" style:family="text" style:parent-style-name="Element"/>
    <style:style style:name="Ref_20_term" style:display-name="Ref term" style:family="text">
      <style:text-properties fo:font-weight="bold" style:font-weight-asian="bold"/>
    </style:style>
    <style:style style:name="Label" style:family="text">
      <style:text-properties fo:font-weight="bold"/>
    </style:style>
    <style:style style:name="Def" style:family="text">
      <style:text-properties fo:font-style="italic"/>
    </style:style>
    <style:style style:name="Changed" style:family="text">
      <style:text-properties fo:background-color="#ffff00"/>
    </style:style>
    <style:style style:name="Editor_27_s_20_Note" style:display-name="Editor's Note" style:family="text">
      <style:text-properties fo:background-color="#ffcc99"/>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ISO_20_Keyword" style:display-name="ISO Keyword" style:family="text" style:parent-style-name="Emphasis">
      <style:text-properties fo:font-variant="normal" fo:text-transform="none" fo:font-style="normal" fo:font-weight="bold" fo:background-color="transparen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style:vertical-pos="top" style:vertical-rel="baseline"/>
    </style:style>
    <text:list-style style:name="Outline">
      <text:list-level-style-number text:level="1" style:num-format="1">
        <style:list-level-properties text:min-label-distance="0.05in"/>
      </text:list-level-style-number>
      <text:list-level-style-number text:level="2" style:num-format="1" text:display-levels="2">
        <style:list-level-properties text:min-label-distance="0.05in"/>
      </text:list-level-style-number>
      <text:list-level-style-number text:level="3" style:num-format="">
        <style:list-level-properties text:min-label-distance="0.05in"/>
      </text:list-level-style-number>
      <text:list-level-style-number text:level="4" style:num-format="">
        <style:list-level-properties text:min-label-distance="0.05in"/>
      </text:list-level-style-number>
      <text:list-level-style-number text:level="5" style:num-format="">
        <style:list-level-properties text:min-label-distance="0.05in"/>
      </text:list-level-style-number>
      <text:list-level-style-number text:level="6" style:num-format="1" text:display-levels="6">
        <style:list-level-properties text:min-label-distance="0.05in"/>
      </text:list-level-style-number>
      <text:list-level-style-number text:level="7" style:num-format="1" text:display-levels="7">
        <style:list-level-properties text:min-label-distance="0.05in"/>
      </text:list-level-style-number>
      <text:list-level-style-number text:level="8" style:num-format="1" text:display-levels="8">
        <style:list-level-properties text:min-label-distance="0.05in"/>
      </text:list-level-style-number>
      <text:list-level-style-number text:level="9" style:num-format="1" text:display-levels="9">
        <style:list-level-properties text:min-label-distance="0.05in"/>
      </text:list-level-style-number>
      <text:list-level-style-number text:level="10" style:num-format="">
        <style:list-level-properties text:min-label-distance="0.05in"/>
      </text:list-level-style-number>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Appendix">
      <text:list-level-style-number text:level="1" text:style-name="Zeichenformat" style:num-prefix="Appendix" style:num-suffix="." style:num-format="A" style:num-letter-sync="true">
        <style:list-level-properties text:min-label-width="0.3in"/>
      </text:list-level-style-number>
      <text:list-level-style-number text:level="2" text:style-name="Zeichenformat" style:num-suffix="." style:num-format="1" text:display-levels="2">
        <style:list-level-properties text:min-label-width="0.4in"/>
      </text:list-level-style-number>
      <text:list-level-style-number text:level="3" text:style-name="Zeichenformat" style:num-suffix="." style:num-format="1" text:display-levels="3">
        <style:list-level-properties text:min-label-width="0.5in"/>
      </text:list-level-style-number>
      <text:list-level-style-number text:level="4" text:style-name="Zeichenformat"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BulletedList">
      <text:list-level-style-bullet text:level="1" text:style-name="Bullet_20_Symbols" text:bullet-char="•">
        <style:list-level-properties text:min-label-width="0.252in"/>
        <style:text-properties fo:font-family="Aharoni" style:font-style-name="Bold" style:font-pitch="variable"/>
      </text:list-level-style-bullet>
      <text:list-level-style-bullet text:level="2" text:style-name="Bullet_20_Symbols" text:bullet-char="–">
        <style:list-level-properties text:space-before="0.2524in" text:min-label-width="0.252in"/>
        <style:text-properties fo:font-family="Aharoni" style:font-style-name="Bold" style:font-pitch="variable"/>
      </text:list-level-style-bullet>
      <text:list-level-style-bullet text:level="3" text:style-name="Bullet_20_Symbols" text:bullet-char="•">
        <style:list-level-properties text:space-before="0.5043in" text:min-label-width="0.252in"/>
        <style:text-properties fo:font-family="Aharoni" style:font-style-name="Bold" style:font-pitch="variable"/>
      </text:list-level-style-bullet>
      <text:list-level-style-bullet text:level="4" text:style-name="Bullet_20_Symbols" text:bullet-char="•">
        <style:list-level-properties text:space-before="0.7563in" text:min-label-width="0.252in"/>
        <style:text-properties fo:font-family="Aharoni" style:font-style-name="Bold" style:font-pitch="variable"/>
      </text:list-level-style-bullet>
      <text:list-level-style-bullet text:level="5" text:style-name="Bullet_20_Symbols" text:bullet-char="•">
        <style:list-level-properties text:space-before="0.7874in" text:min-label-width="0.1965in"/>
        <style:text-properties fo:font-family="Aharoni" style:font-style-name="Bold" style:font-pitch="variable"/>
      </text:list-level-style-bullet>
      <text:list-level-style-bullet text:level="6" text:style-name="Bullet_20_Symbols" text:bullet-char="•">
        <style:list-level-properties text:space-before="0.9846in" text:min-label-width="0.1965in"/>
        <style:text-properties fo:font-family="Aharoni" style:font-style-name="Bold" style:font-pitch="variable"/>
      </text:list-level-style-bullet>
      <text:list-level-style-bullet text:level="7" text:style-name="Bullet_20_Symbols" text:bullet-char="•">
        <style:list-level-properties text:space-before="1.1815in" text:min-label-width="0.1965in"/>
        <style:text-properties fo:font-family="Aharoni" style:font-style-name="Bold" style:font-pitch="variable"/>
      </text:list-level-style-bullet>
      <text:list-level-style-bullet text:level="8" text:style-name="Bullet_20_Symbols" text:bullet-char="•">
        <style:list-level-properties text:space-before="1.3787in" text:min-label-width="0.1965in"/>
        <style:text-properties fo:font-family="Aharoni" style:font-style-name="Bold" style:font-pitch="variable"/>
      </text:list-level-style-bullet>
      <text:list-level-style-bullet text:level="9" text:style-name="Bullet_20_Symbols" text:bullet-char="•">
        <style:list-level-properties text:space-before="1.5752in" text:min-label-width="0.1965in"/>
        <style:text-properties fo:font-family="Aharoni" style:font-style-name="Bold" style:font-pitch="variable"/>
      </text:list-level-style-bullet>
      <text:list-level-style-bullet text:level="10" text:style-name="Bullet_20_Symbols" text:bullet-char="•">
        <style:list-level-properties text:space-before="1.7724in" text:min-label-width="0.1965in"/>
        <style:text-properties fo:font-family="Aharoni" style:font-style-name="Bold" style:font-pitch="variable"/>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offset="0.1965in" style:num-format="1" text:number-position="left" text:increment="1">
      <text:linenumbering-separator text:increment="1">-</text:linenumbering-separator>
    </text:linenumbering-configuration>
  </office:styles>
  <office:automatic-styles>
    <style:page-layout style:name="pm1">
      <style:page-layout-properties fo:page-width="8.5in" fo:page-height="11in" style:num-format="1" style:print-orientation="portrait" fo:margin-top="1in" fo:margin-bottom="0.4925in" fo:margin-left="1.2492in" fo:margin-right="1.2492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075in" fo:margin-left="0in" fo:margin-right="0in" fo:margin-top="0.311in"/>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number:date-style style:name="N83">
      <number:year/>
      <number:text>-</number:text>
      <number:month number:style="long"/>
      <number:text>-</number:text>
      <number:day number:style="long"/>
    </number:date-style>
  </office:automatic-styles>
  <office:master-styles>
    <style:master-page style:name="Standard" style:page-layout-name="pm1">
      <style:footer>
        <text:user-field-decls>
          <text:user-field-decl office:value-type="string" office:string-value="" text:name="Date"/>
          <text:user-field-decl office:value-type="string" office:string-value="ODF-MetaData-Examples" text:name="ShortTitle"/>
        </text:user-field-decls>
        <text:p text:style-name="Footer"><text:date style:data-style-name="N83" text:date-value="2007-05-16T15:04:59.77" text:fixed="true" text:date-adjust="PT2352H00M00S">07-08-22</text:date>-<text:user-field-get text:name="ShortTitle">ODF-MetaData-Examples</text:user-field-get>.odt<text:tab/><text:tab/><text:date style:data-style-name="N76" text:date-value="2007-05-29T09:33:09.26" text:fixed="true" text:date-adjust="PT2784H00M00S">September 22, 2007</text:date><text:user-field-get text:name="Date"/></text:p>
        <text:p text:style-name="Footer">Copyright © OASIS Open 2002 - 2007. All Rights Reserved.<text:tab/>Page <text:page-number text:select-page="current">17</text:page-number> of <text:page-count style:num-format="1">19</text:page-count></text:p>
      </style:footer>
    </style:master-page>
    <style:master-page style:name="HTML" style:page-layout-name="pm2"/>
    <style:master-page style:name="Footnote"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Svante Schubert</meta:initial-creator>
    <meta:creation-date>2007-02-09T18:18:56</meta:creation-date>
    <dc:date>2007-08-22T16:21:02</dc:date>
    <meta:print-date>2007-06-20T08:02:46</meta:print-date>
    <dc:language>en-US</dc:language>
    <meta:editing-cycles>1500</meta:editing-cycles>
    <meta:editing-duration>P18DT18H54M0S</meta:editing-duration>
    <meta:user-defined meta:name="Info 1"/>
    <meta:user-defined meta:name="Info 2"/>
    <meta:user-defined meta:name="Info 3"/>
    <meta:user-defined meta:name="Info 4"/>
    <meta:document-statistic meta:table-count="0" meta:image-count="0" meta:object-count="0" meta:page-count="19" meta:paragraph-count="471" meta:word-count="5084" meta:character-count="33158"/>
  </office:meta>
</office:document-meta>
</file>